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0311in"/>
    </style:style>
    <style:style style:name="co3" style:family="table-column">
      <style:table-column-properties fo:break-before="auto" style:column-width="1.4063in"/>
    </style:style>
    <style:style style:name="co4" style:family="table-column">
      <style:table-column-properties fo:break-before="auto" style:column-width="0.8335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0"/>
    <style:style style:name="ce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6" table:default-cell-style-name="ce2"/>
        <table:table-column table:style-name="co3" table:number-columns-repeated="2" table:default-cell-style-name="ce2"/>
        <table:table-column table:style-name="co1" table:number-columns-repeated="1013" table:default-cell-style-name="ce2"/>
        <table:table-column table:style-name="co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Nombre dents</text:p>
          </table:table-cell>
          <table:table-cell table:style-name="ce3" office:value-type="string" calcext:value-type="string">
            <text:p>Diamètr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Nombre de dents</text:p>
          </table:table-cell>
          <table:table-cell office:value-type="float" office:value="115" calcext:value-type="float">
            <text:p>1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table:formula="of:=([.B3]*2)/PI()" office:value-type="float" office:value="0.636619772367581" calcext:value-type="float">
            <text:p>0.64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50/[.E3]" office:value-type="float" office:value="50" calcext:value-type="float">
            <text:p>50.00</text:p>
          </table:table-cell>
          <table:table-cell table:style-name="ce4"/>
          <table:table-cell/>
          <table:table-cell office:value-type="string" calcext:value-type="string">
            <text:p>Longueur des dents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 table:formula="of:=([.B4]*2)/PI()" office:value-type="float" office:value="1.27323954473516" calcext:value-type="float">
            <text:p>1.27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50/[.E4]" office:value-type="float" office:value="25" calcext:value-type="float">
            <text:p>25.00</text:p>
          </table:table-cell>
          <table:table-cell table:style-name="ce4"/>
          <table:table-cell/>
          <table:table-cell office:value-type="string" calcext:value-type="string">
            <text:p>angles arretes</text:p>
          </table:table-cell>
          <table:table-cell table:formula="of:=360/[.J2]" office:value-type="float" office:value="3.1304347826087" calcext:value-type="float">
            <text:p>3.130434782608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table:formula="of:=([.B5]*2)/PI()" office:value-type="float" office:value="1.90985931710274" calcext:value-type="float">
            <text:p>1.91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50/[.E5]" office:value-type="float" office:value="16.6666666666667" calcext:value-type="float">
            <text:p>16.67</text:p>
          </table:table-cell>
          <table:table-cell table:style-name="ce4"/>
          <table:table-cell/>
          <table:table-cell office:value-type="string" calcext:value-type="string">
            <text:p>angle origine</text:p>
          </table:table-cell>
          <table:table-cell table:formula="of:=[.J4]/2" office:value-type="float" office:value="1.56521739130435" calcext:value-type="float">
            <text:p>1.56521739130435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table:formula="of:=([.B6]*2)/PI()" office:value-type="float" office:value="2.54647908947033" calcext:value-type="float">
            <text:p>2.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50/[.E6]" office:value-type="float" office:value="12.5" calcext:value-type="float">
            <text:p>12.50</text:p>
          </table:table-cell>
          <table:table-cell table:style-name="ce4"/>
          <table:table-cell table:number-columns-repeated="5"/>
          <table:table-cell table:number-columns-repeated="2"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table:formula="of:=([.B7]*2)/PI()" office:value-type="float" office:value="3.18309886183791" calcext:value-type="float">
            <text:p>3.18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table:formula="of:=50/[.E7]" office:value-type="float" office:value="10" calcext:value-type="float">
            <text:p>10.00</text:p>
          </table:table-cell>
          <table:table-cell table:style-name="ce4"/>
          <table:table-cell/>
          <table:table-cell office:value-type="string" calcext:value-type="string">
            <text:p>Degre to radian</text:p>
          </table:table-cell>
          <table:table-cell table:style-name="ce4" table:formula="of:=PI()*2/360" office:value-type="float" office:value="0.0174532925199433" calcext:value-type="float">
            <text:p>0.02</text:p>
          </table:table-cell>
          <table:table-cell table:number-columns-repeated="2"/>
          <table:table-cell table:formula="of:=([.M5]+[.M6])/[.M5]" office:value-type="float" office:value="3" calcext:value-type="float">
            <text:p>3</text:p>
          </table:table-cell>
          <table:table-cell table:formula="of:=([.N5]+[.N6])/[.N5]" office:value-type="float" office:value="3" calcext:value-type="float">
            <text:p>3</text:p>
          </table:table-cell>
          <table:table-cell table:formula="of:=[.O6]/[.O5]" office:value-type="float" office:value="5.5" calcext:value-type="float">
            <text:p>5.5</text:p>
          </table:table-cell>
          <table:table-cell table:formula="of:=[.O7]*[.N7]*[.M7]" office:value-type="float" office:value="49.5" calcext:value-type="float">
            <text:p>49.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table:formula="of:=([.B8]*2)/PI()" office:value-type="float" office:value="3.81971863420549" calcext:value-type="float">
            <text:p>3.82</text:p>
          </table:table-cell>
          <table:table-cell/>
          <table:table-cell office:value-type="float" office:value="6" calcext:value-type="float">
            <text:p>6</text:p>
          </table:table-cell>
          <table:table-cell table:style-name="ce4" table:formula="of:=50/[.E8]" office:value-type="float" office:value="8.33333333333333" calcext:value-type="float">
            <text:p>8.33</text:p>
          </table:table-cell>
          <table:table-cell table:style-name="ce4"/>
          <table:table-cell/>
          <table:table-cell table:style-name="ce1" table:number-columns-repeated="2"/>
          <table:table-cell table:style-name="ce5"/>
          <table:table-cell table:number-columns-repeated="10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" table:formula="of:=([.B9]*2)/PI()" office:value-type="float" office:value="4.45633840657307" calcext:value-type="float">
            <text:p>4.46</text:p>
          </table:table-cell>
          <table:table-cell/>
          <table:table-cell office:value-type="float" office:value="7" calcext:value-type="float">
            <text:p>7</text:p>
          </table:table-cell>
          <table:table-cell table:style-name="ce4" table:formula="of:=50/[.E9]" office:value-type="float" office:value="7.14285714285714" calcext:value-type="float">
            <text:p>7.14</text:p>
          </table:table-cell>
          <table:table-cell table:style-name="ce4"/>
          <table:table-cell/>
          <table:table-cell office:value-type="string" calcext:value-type="string">
            <text:p>Diamètre cercle</text:p>
          </table:table-cell>
          <table:table-cell table:formula="of:=SUM([.K11:.K120])/2" office:value-type="float" office:value="72.7439975618" calcext:value-type="float">
            <text:p>72.7439975618</text:p>
          </table:table-cell>
          <table:table-cell table:style-name="ce1"/>
          <table:table-cell/>
          <table:table-cell table:style-name="ce3" office:value-type="string" calcext:value-type="string">
            <text:p>Réducteur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4" table:formula="of:=([.B10]*2)/PI()" office:value-type="float" office:value="5.09295817894065" calcext:value-type="float">
            <text:p>5.09</text:p>
          </table:table-cell>
          <table:table-cell/>
          <table:table-cell office:value-type="float" office:value="8" calcext:value-type="float">
            <text:p>8</text:p>
          </table:table-cell>
          <table:table-cell table:style-name="ce4" table:formula="of:=50/[.E10]" office:value-type="float" office:value="6.25" calcext:value-type="float">
            <text:p>6.25</text:p>
          </table:table-cell>
          <table:table-cell table:style-name="ce4"/>
          <table:table-cell/>
          <table:table-cell table:style-name="ce1" table:number-columns-repeated="3"/>
          <table:table-cell/>
          <table:table-cell table:style-name="ce3" office:value-type="string" calcext:value-type="string">
            <text:p>Regle n°1</text:p>
          </table:table-cell>
          <table:table-cell table:formula="of:=([.N9]-[.O9])/2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" table:formula="of:=([.B11]*2)/PI()" office:value-type="float" office:value="5.72957795130823" calcext:value-type="float">
            <text:p>5.73</text:p>
          </table:table-cell>
          <table:table-cell/>
          <table:table-cell office:value-type="float" office:value="9" calcext:value-type="float">
            <text:p>9</text:p>
          </table:table-cell>
          <table:table-cell table:style-name="ce4" table:formula="of:=50/[.E11]" office:value-type="float" office:value="5.55555555555556" calcext:value-type="float">
            <text:p>5.56</text:p>
          </table:table-cell>
          <table:table-cell table:style-name="ce4"/>
          <table:table-cell/>
          <table:table-cell office:value-type="string" calcext:value-type="string">
            <text:p>Numéro de l’arrete</text:p>
          </table:table-cell>
          <table:table-cell office:value-type="float" office:value="1" calcext:value-type="float">
            <text:p>1</text:p>
          </table:table-cell>
          <table:table-cell table:style-name="ce4" table:formula="of:=ABS([.J$3]*SIN((([.J11]*[.J$4])+[.J$5])*[.J$7]))" office:value-type="float" office:value="0.163725759363626" calcext:value-type="float">
            <text:p>0.16</text:p>
          </table:table-cell>
          <table:table-cell/>
          <table:table-cell table:style-name="ce3" office:value-type="string" calcext:value-type="string">
            <text:p>Regle n°2</text:p>
          </table:table-cell>
          <table:table-cell table:formula="of:=([.O9]+[.N10])/[.N10]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table:formula="of:=([.B12]*2)/PI()" office:value-type="float" office:value="6.36619772367581" calcext:value-type="float">
            <text:p>6.3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table:formula="of:=50/[.E12]" office:value-type="float" office:value="5" calcext:value-type="float">
            <text:p>5.00</text:p>
          </table:table-cell>
          <table:table-cell table:style-name="ce4"/>
          <table:table-cell table:number-columns-repeated="2"/>
          <table:table-cell office:value-type="float" office:value="2" calcext:value-type="float">
            <text:p>2</text:p>
          </table:table-cell>
          <table:table-cell table:style-name="ce4" table:formula="of:=ABS([.J$3]*SIN((([.J12]*[.J$4])+[.J$5])*[.J$7]))" office:value-type="float" office:value="0.272333298192493" calcext:value-type="float">
            <text:p>0.2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4" table:formula="of:=([.B13]*2)/PI()" office:value-type="float" office:value="7.0028174960434" calcext:value-type="float">
            <text:p>7.0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" table:formula="of:=50/[.E13]" office:value-type="float" office:value="4.54545454545455" calcext:value-type="float">
            <text:p>4.55</text:p>
          </table:table-cell>
          <table:table-cell table:style-name="ce4"/>
          <table:table-cell table:number-columns-repeated="2"/>
          <table:table-cell office:value-type="float" office:value="3" calcext:value-type="float">
            <text:p>3</text:p>
          </table:table-cell>
          <table:table-cell table:style-name="ce4" table:formula="of:=ABS([.J$3]*SIN((([.J13]*[.J$4])+[.J$5])*[.J$7]))" office:value-type="float" office:value="0.380128087423214" calcext:value-type="float">
            <text:p>0.3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4" table:formula="of:=([.B14]*2)/PI()" office:value-type="float" office:value="7.63943726841098" calcext:value-type="float">
            <text:p>7.6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" table:formula="of:=50/[.E14]" office:value-type="float" office:value="4.16666666666667" calcext:value-type="float">
            <text:p>4.17</text:p>
          </table:table-cell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table:style-name="ce4" table:formula="of:=ABS([.J$3]*SIN((([.J14]*[.J$4])+[.J$5])*[.J$7]))" office:value-type="float" office:value="0.486788425037672" calcext:value-type="float">
            <text:p>0.4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4" table:formula="of:=([.B15]*2)/PI()" office:value-type="float" office:value="8.27605704077856" calcext:value-type="float">
            <text:p>8.28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4" table:formula="of:=50/[.E15]" office:value-type="float" office:value="3.84615384615385" calcext:value-type="float">
            <text:p>3.85</text:p>
          </table:table-cell>
          <table:table-cell table:style-name="ce4"/>
          <table:table-cell table:number-columns-repeated="2"/>
          <table:table-cell office:value-type="float" office:value="5" calcext:value-type="float">
            <text:p>5</text:p>
          </table:table-cell>
          <table:table-cell table:style-name="ce4" table:formula="of:=ABS([.J$3]*SIN((([.J15]*[.J$4])+[.J$5])*[.J$7]))" office:value-type="float" office:value="0.591995994667247" calcext:value-type="float">
            <text:p>0.5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4" table:formula="of:=([.B16]*2)/PI()" office:value-type="float" office:value="8.91267681314614" calcext:value-type="float">
            <text:p>8.9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" table:formula="of:=50/[.E16]" office:value-type="float" office:value="3.57142857142857" calcext:value-type="float">
            <text:p>3.57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table:style-name="ce4" table:formula="of:=ABS([.J$3]*SIN((([.J16]*[.J$4])+[.J$5])*[.J$7]))" office:value-type="float" office:value="0.695436815573978" calcext:value-type="float">
            <text:p>0.7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4" table:formula="of:=([.B17]*2)/PI()" office:value-type="float" office:value="9.54929658551372" calcext:value-type="float">
            <text:p>9.5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4" table:formula="of:=50/[.E17]" office:value-type="float" office:value="3.33333333333333" calcext:value-type="float">
            <text:p>3.33</text:p>
          </table:table-cell>
          <table:table-cell table:style-name="ce4"/>
          <table:table-cell/>
          <table:table-cell table:style-name="ce1"/>
          <table:table-cell office:value-type="float" office:value="7" calcext:value-type="float">
            <text:p>7</text:p>
          </table:table-cell>
          <table:table-cell table:style-name="ce4" table:formula="of:=ABS([.J$3]*SIN((([.J17]*[.J$4])+[.J$5])*[.J$7]))" office:value-type="float" office:value="0.796802179692483" calcext:value-type="float">
            <text:p>0.8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4" table:formula="of:=([.B18]*2)/PI()" office:value-type="float" office:value="10.1859163578813" calcext:value-type="float">
            <text:p>10.19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" table:formula="of:=50/[.E18]" office:value-type="float" office:value="3.125" calcext:value-type="float">
            <text:p>3.13</text:p>
          </table:table-cell>
          <table:table-cell table:style-name="ce4"/>
          <table:table-cell/>
          <table:table-cell table:style-name="ce1"/>
          <table:table-cell office:value-type="float" office:value="8" calcext:value-type="float">
            <text:p>8</text:p>
          </table:table-cell>
          <table:table-cell table:style-name="ce4" table:formula="of:=ABS([.J$3]*SIN((([.J18]*[.J$4])+[.J$5])*[.J$7]))" office:value-type="float" office:value="0.895789572936164" calcext:value-type="float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4" table:formula="of:=([.B19]*2)/PI()" office:value-type="float" office:value="10.8225361302489" calcext:value-type="float">
            <text:p>10.82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" table:formula="of:=50/[.E19]" office:value-type="float" office:value="2.94117647058824" calcext:value-type="float">
            <text:p>2.94</text:p>
          </table:table-cell>
          <table:table-cell table:style-name="ce4"/>
          <table:table-cell/>
          <table:table-cell table:style-name="ce1"/>
          <table:table-cell office:value-type="float" office:value="9" calcext:value-type="float">
            <text:p>9</text:p>
          </table:table-cell>
          <table:table-cell table:style-name="ce4" table:formula="of:=ABS([.J$3]*SIN((([.J19]*[.J$4])+[.J$5])*[.J$7]))" office:value-type="float" office:value="0.992103578018136" calcext:value-type="float">
            <text:p>0.99</text:p>
          </table:table-cell>
          <table:table-cell table:number-columns-repeated="2"/>
          <table:table-cell table:formula="of:=36.5*2" office:value-type="float" office:value="73" calcext:value-type="float">
            <text:p>7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4" table:formula="of:=([.B20]*2)/PI()" office:value-type="float" office:value="11.4591559026165" calcext:value-type="float">
            <text:p>11.46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" table:formula="of:=50/[.E20]" office:value-type="float" office:value="2.77777777777778" calcext:value-type="float">
            <text:p>2.78</text:p>
          </table:table-cell>
          <table:table-cell table:style-name="ce4"/>
          <table:table-cell/>
          <table:table-cell table:style-name="ce1"/>
          <table:table-cell office:value-type="float" office:value="10" calcext:value-type="float">
            <text:p>10</text:p>
          </table:table-cell>
          <table:table-cell table:style-name="ce4" table:formula="of:=ABS([.J$3]*SIN((([.J20]*[.J$4])+[.J$5])*[.J$7]))" office:value-type="float" office:value="1.08545675609252" calcext:value-type="float">
            <text:p>1.0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4" table:formula="of:=([.B21]*2)/PI()" office:value-type="float" office:value="12.095775674984" calcext:value-type="float">
            <text:p>12.1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4" table:formula="of:=50/[.E21]" office:value-type="float" office:value="2.63157894736842" calcext:value-type="float">
            <text:p>2.63</text:p>
          </table:table-cell>
          <table:table-cell table:style-name="ce4"/>
          <table:table-cell table:number-columns-repeated="2"/>
          <table:table-cell office:value-type="float" office:value="11" calcext:value-type="float">
            <text:p>11</text:p>
          </table:table-cell>
          <table:table-cell table:style-name="ce4" table:formula="of:=ABS([.J$3]*SIN((([.J21]*[.J$4])+[.J$5])*[.J$7]))" office:value-type="float" office:value="1.17557050458495" calcext:value-type="float">
            <text:p>1.1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table:formula="of:=([.B22]*2)/PI()" office:value-type="float" office:value="12.7323954473516" calcext:value-type="float">
            <text:p>12.73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table:formula="of:=50/[.E22]" office:value-type="float" office:value="2.5" calcext:value-type="float">
            <text:p>2.50</text:p>
          </table:table-cell>
          <table:table-cell table:style-name="ce4"/>
          <table:table-cell/>
          <table:table-cell table:style-name="ce1"/>
          <table:table-cell office:value-type="float" office:value="12" calcext:value-type="float">
            <text:p>12</text:p>
          </table:table-cell>
          <table:table-cell table:style-name="ce4" table:formula="of:=ABS([.J$3]*SIN((([.J22]*[.J$4])+[.J$5])*[.J$7]))" office:value-type="float" office:value="1.26217588865211" calcext:value-type="float">
            <text:p>1.2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4" table:formula="of:=([.B23]*2)/PI()" office:value-type="float" office:value="13.3690152197192" calcext:value-type="float">
            <text:p>13.3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4" table:formula="of:=50/[.E23]" office:value-type="float" office:value="2.38095238095238" calcext:value-type="float">
            <text:p>2.38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table:style-name="ce4" table:formula="of:=ABS([.J$3]*SIN((([.J23]*[.J$4])+[.J$5])*[.J$7]))" office:value-type="float" office:value="1.34501444378905" calcext:value-type="float">
            <text:p>1.3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4" table:formula="of:=([.B24]*2)/PI()" office:value-type="float" office:value="14.0056349920868" calcext:value-type="float">
            <text:p>14.0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4" table:formula="of:=50/[.E24]" office:value-type="float" office:value="2.27272727272727" calcext:value-type="float">
            <text:p>2.2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table:style-name="ce4" table:formula="of:=ABS([.J$3]*SIN((([.J24]*[.J$4])+[.J$5])*[.J$7]))" office:value-type="float" office:value="1.42383894718887" calcext:value-type="float">
            <text:p>1.4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4" table:formula="of:=([.B25]*2)/PI()" office:value-type="float" office:value="14.6422547644544" calcext:value-type="float">
            <text:p>14.64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4" table:formula="of:=50/[.E25]" office:value-type="float" office:value="2.17391304347826" calcext:value-type="float">
            <text:p>2.17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table:style-name="ce4" table:formula="of:=ABS([.J$3]*SIN((([.J25]*[.J$4])+[.J$5])*[.J$7]))" office:value-type="float" office:value="1.49841415555266" calcext:value-type="float">
            <text:p>1.5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4" table:formula="of:=([.B26]*2)/PI()" office:value-type="float" office:value="15.278874536822" calcext:value-type="float">
            <text:p>15.28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4" table:formula="of:=50/[.E26]" office:value-type="float" office:value="2.08333333333333" calcext:value-type="float">
            <text:p>2.08</text:p>
          </table:table-cell>
          <table:table-cell table:style-name="ce4"/>
          <table:table-cell table:number-columns-repeated="2"/>
          <table:table-cell office:value-type="float" office:value="16" calcext:value-type="float">
            <text:p>16</text:p>
          </table:table-cell>
          <table:table-cell table:style-name="ce4" table:formula="of:=ABS([.J$3]*SIN((([.J26]*[.J$4])+[.J$5])*[.J$7]))" office:value-type="float" office:value="1.56851750714806" calcext:value-type="float">
            <text:p>1.5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4" table:formula="of:=([.B27]*2)/PI()" office:value-type="float" office:value="15.9154943091895" calcext:value-type="float">
            <text:p>15.92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4" table:formula="of:=50/[.E27]" office:value-type="float" office:value="2" calcext:value-type="float">
            <text:p>2.00</text:p>
          </table:table-cell>
          <table:table-cell table:style-name="ce4"/>
          <table:table-cell table:number-columns-repeated="2"/>
          <table:table-cell office:value-type="float" office:value="17" calcext:value-type="float">
            <text:p>17</text:p>
          </table:table-cell>
          <table:table-cell table:style-name="ce4" table:formula="of:=ABS([.J$3]*SIN((([.J27]*[.J$4])+[.J$5])*[.J$7]))" office:value-type="float" office:value="1.63393978602088" calcext:value-type="float">
            <text:p>1.6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4" table:formula="of:=([.B28]*2)/PI()" office:value-type="float" office:value="16.5521140815571" calcext:value-type="float">
            <text:p>16.55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4" table:formula="of:=50/[.E28]" office:value-type="float" office:value="1.92307692307692" calcext:value-type="float">
            <text:p>1.92</text:p>
          </table:table-cell>
          <table:table-cell table:style-name="ce4"/>
          <table:table-cell table:number-columns-repeated="2"/>
          <table:table-cell office:value-type="float" office:value="18" calcext:value-type="float">
            <text:p>18</text:p>
          </table:table-cell>
          <table:table-cell table:style-name="ce4" table:formula="of:=ABS([.J$3]*SIN((([.J28]*[.J$4])+[.J$5])*[.J$7]))" office:value-type="float" office:value="1.69448574637777" calcext:value-type="float">
            <text:p>1.69</text:p>
          </table:table-cell>
          <table:table-cell table:number-columns-repeated="4"/>
          <table:table-cell table:formula="of:=115*27.8/360" office:value-type="float" office:value="8.88055555555556" calcext:value-type="float">
            <text:p>8.8805555555555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4" table:formula="of:=([.B29]*2)/PI()" office:value-type="float" office:value="17.1887338539247" calcext:value-type="float">
            <text:p>17.19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4" table:formula="of:=50/[.E29]" office:value-type="float" office:value="1.85185185185185" calcext:value-type="float">
            <text:p>1.85</text:p>
          </table:table-cell>
          <table:table-cell table:style-name="ce4"/>
          <table:table-cell table:number-columns-repeated="2"/>
          <table:table-cell office:value-type="float" office:value="19" calcext:value-type="float">
            <text:p>19</text:p>
          </table:table-cell>
          <table:table-cell table:style-name="ce4" table:formula="of:=ABS([.J$3]*SIN((([.J29]*[.J$4])+[.J$5])*[.J$7]))" office:value-type="float" office:value="1.74997469527637" calcext:value-type="float">
            <text:p>1.7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4" table:formula="of:=([.B30]*2)/PI()" office:value-type="float" office:value="17.8253536262923" calcext:value-type="float">
            <text:p>17.83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4" table:formula="of:=50/[.E30]" office:value-type="float" office:value="1.78571428571429" calcext:value-type="float">
            <text:p>1.79</text:p>
          </table:table-cell>
          <table:table-cell table:style-name="ce4"/>
          <table:table-cell table:number-columns-repeated="2"/>
          <table:table-cell office:value-type="float" office:value="20" calcext:value-type="float">
            <text:p>20</text:p>
          </table:table-cell>
          <table:table-cell table:style-name="ce4" table:formula="of:=ABS([.J$3]*SIN((([.J30]*[.J$4])+[.J$5])*[.J$7]))" office:value-type="float" office:value="1.8002410318841" calcext:value-type="float">
            <text:p>1.80</text:p>
          </table:table-cell>
          <table:table-cell table:number-columns-repeated="4"/>
          <table:table-cell table:formula="of:=360/115*9" office:value-type="float" office:value="28.1739130434783" calcext:value-type="float">
            <text:p>28.173913043478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4" table:formula="of:=([.B31]*2)/PI()" office:value-type="float" office:value="18.4619733986599" calcext:value-type="float">
            <text:p>18.46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4" table:formula="of:=50/[.E31]" office:value-type="float" office:value="1.72413793103448" calcext:value-type="float">
            <text:p>1.72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table:style-name="ce4" table:formula="of:=ABS([.J$3]*SIN((([.J31]*[.J$4])+[.J$5])*[.J$7]))" office:value-type="float" office:value="1.84513474169614" calcext:value-type="float">
            <text:p>1.8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4" table:formula="of:=([.B32]*2)/PI()" office:value-type="float" office:value="19.0985931710274" calcext:value-type="float">
            <text:p>19.1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" table:formula="of:=50/[.E32]" office:value-type="float" office:value="1.66666666666667" calcext:value-type="float">
            <text:p>1.67</text:p>
          </table:table-cell>
          <table:table-cell table:style-name="ce4"/>
          <table:table-cell table:number-columns-repeated="2"/>
          <table:table-cell office:value-type="float" office:value="22" calcext:value-type="float">
            <text:p>22</text:p>
          </table:table-cell>
          <table:table-cell table:style-name="ce4" table:formula="of:=ABS([.J$3]*SIN((([.J32]*[.J$4])+[.J$5])*[.J$7]))" office:value-type="float" office:value="1.88452184423764" calcext:value-type="float">
            <text:p>1.88</text:p>
          </table:table-cell>
          <table:table-cell table:number-columns-repeated="4"/>
          <table:table-cell office:value-type="string" calcext:value-type="string">
            <text:p>( -360 * 9 / 115 ) * 1 deg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4" table:formula="of:=([.B33]*2)/PI()" office:value-type="float" office:value="19.735212943395" calcext:value-type="float">
            <text:p>19.74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4" table:formula="of:=50/[.E33]" office:value-type="float" office:value="1.61290322580645" calcext:value-type="float">
            <text:p>1.61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table:style-name="ce4" table:formula="of:=ABS([.J$3]*SIN((([.J33]*[.J$4])+[.J$5])*[.J$7]))" office:value-type="float" office:value="1.91828479291413" calcext:value-type="float">
            <text:p>1.9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4" table:formula="of:=([.B34]*2)/PI()" office:value-type="float" office:value="20.3718327157626" calcext:value-type="float">
            <text:p>20.37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4" table:formula="of:=50/[.E34]" office:value-type="float" office:value="1.5625" calcext:value-type="float">
            <text:p>1.56</text:p>
          </table:table-cell>
          <table:table-cell table:style-name="ce4"/>
          <table:table-cell table:number-columns-repeated="2"/>
          <table:table-cell office:value-type="float" office:value="24" calcext:value-type="float">
            <text:p>24</text:p>
          </table:table-cell>
          <table:table-cell table:style-name="ce4" table:formula="of:=ABS([.J$3]*SIN((([.J34]*[.J$4])+[.J$5])*[.J$7]))" office:value-type="float" office:value="1.94632282581675" calcext:value-type="float">
            <text:p>1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4" table:formula="of:=([.B35]*2)/PI()" office:value-type="float" office:value="21.0084524881302" calcext:value-type="float">
            <text:p>21.01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4" table:formula="of:=50/[.E35]" office:value-type="float" office:value="1.51515151515152" calcext:value-type="float">
            <text:p>1.52</text:p>
          </table:table-cell>
          <table:table-cell table:style-name="ce4"/>
          <table:table-cell table:number-columns-repeated="2"/>
          <table:table-cell office:value-type="float" office:value="25" calcext:value-type="float">
            <text:p>25</text:p>
          </table:table-cell>
          <table:table-cell table:style-name="ce4" table:formula="of:=ABS([.J$3]*SIN((([.J35]*[.J$4])+[.J$5])*[.J$7]))" office:value-type="float" office:value="1.96855226643542" calcext:value-type="float">
            <text:p>1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4" table:formula="of:=([.B36]*2)/PI()" office:value-type="float" office:value="21.6450722604978" calcext:value-type="float">
            <text:p>21.65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4" table:formula="of:=50/[.E36]" office:value-type="float" office:value="1.47058823529412" calcext:value-type="float">
            <text:p>1.47</text:p>
          </table:table-cell>
          <table:table-cell table:style-name="ce4"/>
          <table:table-cell table:number-columns-repeated="2"/>
          <table:table-cell office:value-type="float" office:value="26" calcext:value-type="float">
            <text:p>26</text:p>
          </table:table-cell>
          <table:table-cell table:style-name="ce4" table:formula="of:=ABS([.J$3]*SIN((([.J36]*[.J$4])+[.J$5])*[.J$7]))" office:value-type="float" office:value="1.9849067733824" calcext:value-type="float">
            <text:p>1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4" table:formula="of:=([.B37]*2)/PI()" office:value-type="float" office:value="22.2816920328653" calcext:value-type="float">
            <text:p>22.28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4" table:formula="of:=50/[.E37]" office:value-type="float" office:value="1.42857142857143" calcext:value-type="float">
            <text:p>1.43</text:p>
          </table:table-cell>
          <table:table-cell table:style-name="ce4"/>
          <table:table-cell table:number-columns-repeated="2"/>
          <table:table-cell office:value-type="float" office:value="27" calcext:value-type="float">
            <text:p>27</text:p>
          </table:table-cell>
          <table:table-cell table:style-name="ce4" table:formula="of:=ABS([.J$3]*SIN((([.J37]*[.J$4])+[.J$5])*[.J$7]))" office:value-type="float" office:value="1.99533753838108" calcext:value-type="float">
            <text:p>2.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4" table:formula="of:=([.B38]*2)/PI()" office:value-type="float" office:value="22.9183118052329" calcext:value-type="float">
            <text:p>22.92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4" table:formula="of:=50/[.E38]" office:value-type="float" office:value="1.38888888888889" calcext:value-type="float">
            <text:p>1.39</text:p>
          </table:table-cell>
          <table:table-cell table:style-name="ce4"/>
          <table:table-cell table:number-columns-repeated="2"/>
          <table:table-cell office:value-type="float" office:value="28" calcext:value-type="float">
            <text:p>28</text:p>
          </table:table-cell>
          <table:table-cell table:style-name="ce4" table:formula="of:=ABS([.J$3]*SIN((([.J38]*[.J$4])+[.J$5])*[.J$7]))" office:value-type="float" office:value="1.99981343192904" calcext:value-type="float">
            <text:p>2.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4" table:formula="of:=([.B39]*2)/PI()" office:value-type="float" office:value="23.5549315776005" calcext:value-type="float">
            <text:p>23.55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4" table:formula="of:=50/[.E39]" office:value-type="float" office:value="1.35135135135135" calcext:value-type="float">
            <text:p>1.35</text:p>
          </table:table-cell>
          <table:table-cell table:style-name="ce4"/>
          <table:table-cell table:number-columns-repeated="2"/>
          <table:table-cell office:value-type="float" office:value="29" calcext:value-type="float">
            <text:p>29</text:p>
          </table:table-cell>
          <table:table-cell table:style-name="ce4" table:formula="of:=ABS([.J$3]*SIN((([.J39]*[.J$4])+[.J$5])*[.J$7]))" office:value-type="float" office:value="1.99832109620077" calcext:value-type="float">
            <text:p>2.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4" table:formula="of:=([.B40]*2)/PI()" office:value-type="float" office:value="24.1915513499681" calcext:value-type="float">
            <text:p>24.19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4" table:formula="of:=50/[.E40]" office:value-type="float" office:value="1.31578947368421" calcext:value-type="float">
            <text:p>1.32</text:p>
          </table:table-cell>
          <table:table-cell table:style-name="ce4"/>
          <table:table-cell table:number-columns-repeated="2"/>
          <table:table-cell office:value-type="float" office:value="30" calcext:value-type="float">
            <text:p>30</text:p>
          </table:table-cell>
          <table:table-cell table:style-name="ce4" table:formula="of:=ABS([.J$3]*SIN((([.J40]*[.J$4])+[.J$5])*[.J$7]))" office:value-type="float" office:value="1.99086498491262" calcext:value-type="float">
            <text:p>1.9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4" table:formula="of:=([.B41]*2)/PI()" office:value-type="float" office:value="24.8281711223357" calcext:value-type="float">
            <text:p>24.8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4" table:formula="of:=50/[.E41]" office:value-type="float" office:value="1.28205128205128" calcext:value-type="float">
            <text:p>1.28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table:style-name="ce4" table:formula="of:=ABS([.J$3]*SIN((([.J41]*[.J$4])+[.J$5])*[.J$7]))" office:value-type="float" office:value="1.97746735003117" calcext:value-type="float">
            <text:p>1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" table:formula="of:=([.B42]*2)/PI()" office:value-type="float" office:value="25.4647908947033" calcext:value-type="float">
            <text:p>25.46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4" table:formula="of:=50/[.E42]" office:value-type="float" office:value="1.25" calcext:value-type="float">
            <text:p>1.25</text:p>
          </table:table-cell>
          <table:table-cell table:style-name="ce4"/>
          <table:table-cell table:number-columns-repeated="2"/>
          <table:table-cell office:value-type="float" office:value="32" calcext:value-type="float">
            <text:p>32</text:p>
          </table:table-cell>
          <table:table-cell table:style-name="ce4" table:formula="of:=ABS([.J$3]*SIN((([.J42]*[.J$4])+[.J$5])*[.J$7]))" office:value-type="float" office:value="1.95816817536465" calcext:value-type="float">
            <text:p>1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style-name="ce4" table:formula="of:=([.B43]*2)/PI()" office:value-type="float" office:value="26.1014106670708" calcext:value-type="float">
            <text:p>26.10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4" table:formula="of:=50/[.E43]" office:value-type="float" office:value="1.21951219512195" calcext:value-type="float">
            <text:p>1.22</text:p>
          </table:table-cell>
          <table:table-cell table:style-name="ce4"/>
          <table:table-cell table:number-columns-repeated="2"/>
          <table:table-cell office:value-type="float" office:value="33" calcext:value-type="float">
            <text:p>33</text:p>
          </table:table-cell>
          <table:table-cell table:style-name="ce4" table:formula="of:=ABS([.J$3]*SIN((([.J43]*[.J$4])+[.J$5])*[.J$7]))" office:value-type="float" office:value="1.93302505723549" calcext:value-type="float">
            <text:p>1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4" table:formula="of:=([.B44]*2)/PI()" office:value-type="float" office:value="26.7380304394384" calcext:value-type="float">
            <text:p>26.74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4" table:formula="of:=50/[.E44]" office:value-type="float" office:value="1.19047619047619" calcext:value-type="float">
            <text:p>1.19</text:p>
          </table:table-cell>
          <table:table-cell table:style-name="ce4"/>
          <table:table-cell table:number-columns-repeated="2"/>
          <table:table-cell office:value-type="float" office:value="34" calcext:value-type="float">
            <text:p>34</text:p>
          </table:table-cell>
          <table:table-cell table:style-name="ce4" table:formula="of:=ABS([.J$3]*SIN((([.J44]*[.J$4])+[.J$5])*[.J$7]))" office:value-type="float" office:value="1.90211303259031" calcext:value-type="float">
            <text:p>1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4" table:formula="of:=([.B45]*2)/PI()" office:value-type="float" office:value="27.374650211806" calcext:value-type="float">
            <text:p>27.37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4" table:formula="of:=50/[.E45]" office:value-type="float" office:value="1.16279069767442" calcext:value-type="float">
            <text:p>1.16</text:p>
          </table:table-cell>
          <table:table-cell table:style-name="ce4"/>
          <table:table-cell table:number-columns-repeated="2"/>
          <table:table-cell office:value-type="float" office:value="35" calcext:value-type="float">
            <text:p>35</text:p>
          </table:table-cell>
          <table:table-cell table:style-name="ce4" table:formula="of:=ABS([.J$3]*SIN((([.J45]*[.J$4])+[.J$5])*[.J$7]))" office:value-type="float" office:value="1.86552435506013" calcext:value-type="float">
            <text:p>1.8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style-name="ce4" table:formula="of:=([.B46]*2)/PI()" office:value-type="float" office:value="28.0112699841736" calcext:value-type="float">
            <text:p>28.01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4" table:formula="of:=50/[.E46]" office:value-type="float" office:value="1.13636363636364" calcext:value-type="float">
            <text:p>1.14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table:style-name="ce4" table:formula="of:=ABS([.J$3]*SIN((([.J46]*[.J$4])+[.J$5])*[.J$7]))" office:value-type="float" office:value="1.82336821963931" calcext:value-type="float">
            <text:p>1.8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4" table:formula="of:=([.B47]*2)/PI()" office:value-type="float" office:value="28.6478897565412" calcext:value-type="float">
            <text:p>28.65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4" table:formula="of:=50/[.E47]" office:value-type="float" office:value="1.11111111111111" calcext:value-type="float">
            <text:p>1.11</text:p>
          </table:table-cell>
          <table:table-cell table:style-name="ce4"/>
          <table:table-cell table:number-columns-repeated="2"/>
          <table:table-cell office:value-type="float" office:value="37" calcext:value-type="float">
            <text:p>37</text:p>
          </table:table-cell>
          <table:table-cell table:style-name="ce4" table:formula="of:=ABS([.J$3]*SIN((([.J47]*[.J$4])+[.J$5])*[.J$7]))" office:value-type="float" office:value="1.77577043680475" calcext:value-type="float">
            <text:p>1.7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style-name="ce4" table:formula="of:=([.B48]*2)/PI()" office:value-type="float" office:value="29.2845095289087" calcext:value-type="float">
            <text:p>29.28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4" table:formula="of:=50/[.E48]" office:value-type="float" office:value="1.08695652173913" calcext:value-type="float">
            <text:p>1.09</text:p>
          </table:table-cell>
          <table:table-cell table:style-name="ce4"/>
          <table:table-cell table:number-columns-repeated="2"/>
          <table:table-cell office:value-type="float" office:value="38" calcext:value-type="float">
            <text:p>38</text:p>
          </table:table-cell>
          <table:table-cell table:style-name="ce4" table:formula="of:=ABS([.J$3]*SIN((([.J48]*[.J$4])+[.J$5])*[.J$7]))" office:value-type="float" office:value="1.722873057048" calcext:value-type="float">
            <text:p>1.7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style-name="ce4" table:formula="of:=([.B49]*2)/PI()" office:value-type="float" office:value="29.9211293012763" calcext:value-type="float">
            <text:p>29.92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4" table:formula="of:=50/[.E49]" office:value-type="float" office:value="1.06382978723404" calcext:value-type="float">
            <text:p>1.06</text:p>
          </table:table-cell>
          <table:table-cell table:style-name="ce4"/>
          <table:table-cell table:number-columns-repeated="2"/>
          <table:table-cell office:value-type="float" office:value="39" calcext:value-type="float">
            <text:p>39</text:p>
          </table:table-cell>
          <table:table-cell table:style-name="ce4" table:formula="of:=ABS([.J$3]*SIN((([.J49]*[.J$4])+[.J$5])*[.J$7]))" office:value-type="float" office:value="1.66483394694074" calcext:value-type="float">
            <text:p>1.6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4" table:formula="of:=([.B50]*2)/PI()" office:value-type="float" office:value="30.5577490736439" calcext:value-type="float">
            <text:p>30.56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4" table:formula="of:=50/[.E50]" office:value-type="float" office:value="1.04166666666667" calcext:value-type="float">
            <text:p>1.04</text:p>
          </table:table-cell>
          <table:table-cell table:style-name="ce4"/>
          <table:table-cell table:number-columns-repeated="2"/>
          <table:table-cell office:value-type="float" office:value="40" calcext:value-type="float">
            <text:p>40</text:p>
          </table:table-cell>
          <table:table-cell table:style-name="ce4" table:formula="of:=ABS([.J$3]*SIN((([.J50]*[.J$4])+[.J$5])*[.J$7]))" office:value-type="float" office:value="1.60182631799888" calcext:value-type="float">
            <text:p>1.6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style-name="ce4" table:formula="of:=([.B51]*2)/PI()" office:value-type="float" office:value="31.1943688460115" calcext:value-type="float">
            <text:p>31.19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4" table:formula="of:=50/[.E51]" office:value-type="float" office:value="1.02040816326531" calcext:value-type="float">
            <text:p>1.02</text:p>
          </table:table-cell>
          <table:table-cell table:style-name="ce4"/>
          <table:table-cell table:number-columns-repeated="2"/>
          <table:table-cell office:value-type="float" office:value="41" calcext:value-type="float">
            <text:p>41</text:p>
          </table:table-cell>
          <table:table-cell table:style-name="ce4" table:formula="of:=ABS([.J$3]*SIN((([.J51]*[.J$4])+[.J$5])*[.J$7]))" office:value-type="float" office:value="1.53403820975137" calcext:value-type="float">
            <text:p>1.5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table:formula="of:=([.B52]*2)/PI()" office:value-type="float" office:value="31.8309886183791" calcext:value-type="float">
            <text:p>31.8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table:formula="of:=50/[.E52]" office:value-type="float" office:value="1" calcext:value-type="float">
            <text:p>1.00</text:p>
          </table:table-cell>
          <table:table-cell table:style-name="ce4"/>
          <table:table-cell table:number-columns-repeated="2"/>
          <table:table-cell office:value-type="float" office:value="42" calcext:value-type="float">
            <text:p>42</text:p>
          </table:table-cell>
          <table:table-cell table:style-name="ce4" table:formula="of:=ABS([.J$3]*SIN((([.J52]*[.J$4])+[.J$5])*[.J$7]))" office:value-type="float" office:value="1.46167192855625" calcext:value-type="float">
            <text:p>1.4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4" table:formula="of:=([.B53]*2)/PI()" office:value-type="float" office:value="32.4676083907466" calcext:value-type="float">
            <text:p>32.47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style-name="ce4" table:formula="of:=ABS([.J$3]*SIN((([.J53]*[.J$4])+[.J$5])*[.J$7]))" office:value-type="float" office:value="1.38494344383905" calcext:value-type="float">
            <text:p>1.3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style-name="ce4" table:formula="of:=([.B54]*2)/PI()" office:value-type="float" office:value="33.1042281631142" calcext:value-type="float">
            <text:p>33.10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table:style-name="ce4" table:formula="of:=ABS([.J$3]*SIN((([.J54]*[.J$4])+[.J$5])*[.J$7]))" office:value-type="float" office:value="1.3040817435551" calcext:value-type="float">
            <text:p>1.3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style-name="ce4" table:formula="of:=([.B55]*2)/PI()" office:value-type="float" office:value="33.7408479354818" calcext:value-type="float">
            <text:p>33.74</text:p>
          </table:table-cell>
          <table:table-cell table:number-columns-repeated="5"/>
          <table:table-cell table:style-name="ce1"/>
          <table:table-cell office:value-type="float" office:value="45" calcext:value-type="float">
            <text:p>45</text:p>
          </table:table-cell>
          <table:table-cell table:style-name="ce4" table:formula="of:=ABS([.J$3]*SIN((([.J55]*[.J$4])+[.J$5])*[.J$7]))" office:value-type="float" office:value="1.21932815079947" calcext:value-type="float">
            <text:p>1.2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style-name="ce4" table:formula="of:=([.B56]*2)/PI()" office:value-type="float" office:value="34.3774677078494" calcext:value-type="float">
            <text:p>34.38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table:style-name="ce4" table:formula="of:=ABS([.J$3]*SIN((([.J56]*[.J$4])+[.J$5])*[.J$7]))" office:value-type="float" office:value="1.13093560360401" calcext:value-type="float">
            <text:p>1.1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4" table:formula="of:=([.B57]*2)/PI()" office:value-type="float" office:value="35.014087480217" calcext:value-type="float">
            <text:p>35.01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style-name="ce4" table:formula="of:=ABS([.J$3]*SIN((([.J57]*[.J$4])+[.J$5])*[.J$7]))" office:value-type="float" office:value="1.03916790007087" calcext:value-type="float">
            <text:p>1.0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4" table:formula="of:=([.B58]*2)/PI()" office:value-type="float" office:value="35.6507072525846" calcext:value-type="float">
            <text:p>35.65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table:style-name="ce4" table:formula="of:=ABS([.J$3]*SIN((([.J58]*[.J$4])+[.J$5])*[.J$7]))" office:value-type="float" office:value="0.944298911095236" calcext:value-type="float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style-name="ce4" table:formula="of:=([.B59]*2)/PI()" office:value-type="float" office:value="36.2873270249521" calcext:value-type="float">
            <text:p>36.29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table:style-name="ce4" table:formula="of:=ABS([.J$3]*SIN((([.J59]*[.J$4])+[.J$5])*[.J$7]))" office:value-type="float" office:value="0.846611763026996" calcext:value-type="float">
            <text:p>0.8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style-name="ce4" table:formula="of:=([.B60]*2)/PI()" office:value-type="float" office:value="36.9239467973197" calcext:value-type="float">
            <text:p>36.92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style-name="ce4" table:formula="of:=ABS([.J$3]*SIN((([.J60]*[.J$4])+[.J$5])*[.J$7]))" office:value-type="float" office:value="0.746397992710383" calcext:value-type="float">
            <text:p>0.7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style-name="ce4" table:formula="of:=([.B61]*2)/PI()" office:value-type="float" office:value="37.5605665696873" calcext:value-type="float">
            <text:p>37.56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style-name="ce4" table:formula="of:=ABS([.J$3]*SIN((([.J61]*[.J$4])+[.J$5])*[.J$7]))" office:value-type="float" office:value="0.643956677423476" calcext:value-type="float">
            <text:p>0.6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4" table:formula="of:=([.B62]*2)/PI()" office:value-type="float" office:value="38.1971863420549" calcext:value-type="float">
            <text:p>38.20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table:style-name="ce4" table:formula="of:=ABS([.J$3]*SIN((([.J62]*[.J$4])+[.J$5])*[.J$7]))" office:value-type="float" office:value="0.539593542314049" calcext:value-type="float">
            <text:p>0.5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style-name="ce4" table:formula="of:=([.B63]*2)/PI()" office:value-type="float" office:value="38.8338061144225" calcext:value-type="float">
            <text:p>38.83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table:style-name="ce4" table:formula="of:=ABS([.J$3]*SIN((([.J63]*[.J$4])+[.J$5])*[.J$7]))" office:value-type="float" office:value="0.433620047995561" calcext:value-type="float">
            <text:p>0.4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style-name="ce4" table:formula="of:=([.B64]*2)/PI()" office:value-type="float" office:value="39.47042588679" calcext:value-type="float">
            <text:p>39.47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table:style-name="ce4" table:formula="of:=ABS([.J$3]*SIN((([.J64]*[.J$4])+[.J$5])*[.J$7]))" office:value-type="float" office:value="0.326352461026285" calcext:value-type="float">
            <text:p>0.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style-name="ce4" table:formula="of:=([.B65]*2)/PI()" office:value-type="float" office:value="40.1070456591576" calcext:value-type="float">
            <text:p>40.11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table:style-name="ce4" table:formula="of:=ABS([.J$3]*SIN((([.J65]*[.J$4])+[.J$5])*[.J$7]))" office:value-type="float" office:value="0.218110910045579" calcext:value-type="float">
            <text:p>0.2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4" table:formula="of:=([.B66]*2)/PI()" office:value-type="float" office:value="40.7436654315252" calcext:value-type="float">
            <text:p>40.74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style-name="ce4" table:formula="of:=ABS([.J$3]*SIN((([.J66]*[.J$4])+[.J$5])*[.J$7]))" office:value-type="float" office:value="0.10921843038422" calcext:value-type="float">
            <text:p>0.1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ce4" table:formula="of:=([.B67]*2)/PI()" office:value-type="float" office:value="41.3802852038928" calcext:value-type="float">
            <text:p>41.38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table:style-name="ce4" table:formula="of:=ABS([.J$3]*SIN((([.J67]*[.J$4])+[.J$5])*[.J$7]))" office:value-type="float" office:value="2.44929359829471E-016" calcext:value-type="float">
            <text:p>0.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4" table:formula="of:=([.B68]*2)/PI()" office:value-type="float" office:value="42.0169049762604" calcext:value-type="float">
            <text:p>42.02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table:style-name="ce4" table:formula="of:=ABS([.J$3]*SIN((([.J68]*[.J$4])+[.J$5])*[.J$7]))" office:value-type="float" office:value="0.10921843038422" calcext:value-type="float">
            <text:p>0.1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4" table:formula="of:=([.B69]*2)/PI()" office:value-type="float" office:value="42.653524748628" calcext:value-type="float">
            <text:p>42.65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table:style-name="ce4" table:formula="of:=ABS([.J$3]*SIN((([.J69]*[.J$4])+[.J$5])*[.J$7]))" office:value-type="float" office:value="0.21811091004558" calcext:value-type="float">
            <text:p>0.2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4" table:formula="of:=([.B70]*2)/PI()" office:value-type="float" office:value="43.2901445209955" calcext:value-type="float">
            <text:p>43.29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style-name="ce4" table:formula="of:=ABS([.J$3]*SIN((([.J70]*[.J$4])+[.J$5])*[.J$7]))" office:value-type="float" office:value="0.326352461026284" calcext:value-type="float">
            <text:p>0.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4" table:formula="of:=([.B71]*2)/PI()" office:value-type="float" office:value="43.9267642933631" calcext:value-type="float">
            <text:p>43.93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table:style-name="ce4" table:formula="of:=ABS([.J$3]*SIN((([.J71]*[.J$4])+[.J$5])*[.J$7]))" office:value-type="float" office:value="0.433620047995561" calcext:value-type="float">
            <text:p>0.4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" table:formula="of:=([.B72]*2)/PI()" office:value-type="float" office:value="44.5633840657307" calcext:value-type="float">
            <text:p>44.56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 table:style-name="ce4" table:formula="of:=ABS([.J$3]*SIN((([.J72]*[.J$4])+[.J$5])*[.J$7]))" office:value-type="float" office:value="0.539593542314048" calcext:value-type="float">
            <text:p>0.5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4" table:formula="of:=([.B73]*2)/PI()" office:value-type="float" office:value="45.2000038380983" calcext:value-type="float">
            <text:p>45.20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table:style-name="ce4" table:formula="of:=ABS([.J$3]*SIN((([.J73]*[.J$4])+[.J$5])*[.J$7]))" office:value-type="float" office:value="0.643956677423477" calcext:value-type="float">
            <text:p>0.6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4" table:formula="of:=([.B74]*2)/PI()" office:value-type="float" office:value="45.8366236104659" calcext:value-type="float">
            <text:p>45.84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table:style-name="ce4" table:formula="of:=ABS([.J$3]*SIN((([.J74]*[.J$4])+[.J$5])*[.J$7]))" office:value-type="float" office:value="0.746397992710383" calcext:value-type="float">
            <text:p>0.7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4" table:formula="of:=([.B75]*2)/PI()" office:value-type="float" office:value="46.4732433828334" calcext:value-type="float">
            <text:p>46.47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table:style-name="ce4" table:formula="of:=ABS([.J$3]*SIN((([.J75]*[.J$4])+[.J$5])*[.J$7]))" office:value-type="float" office:value="0.846611763026995" calcext:value-type="float">
            <text:p>0.8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4" table:formula="of:=([.B76]*2)/PI()" office:value-type="float" office:value="47.109863155201" calcext:value-type="float">
            <text:p>47.11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table:style-name="ce4" table:formula="of:=ABS([.J$3]*SIN((([.J76]*[.J$4])+[.J$5])*[.J$7]))" office:value-type="float" office:value="0.944298911095238" calcext:value-type="float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4" table:formula="of:=([.B77]*2)/PI()" office:value-type="float" office:value="47.7464829275686" calcext:value-type="float">
            <text:p>47.75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table:style-name="ce4" table:formula="of:=ABS([.J$3]*SIN((([.J77]*[.J$4])+[.J$5])*[.J$7]))" office:value-type="float" office:value="1.03916790007087" calcext:value-type="float">
            <text:p>1.0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4" table:formula="of:=([.B78]*2)/PI()" office:value-type="float" office:value="48.3831026999362" calcext:value-type="float">
            <text:p>48.38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table:style-name="ce4" table:formula="of:=ABS([.J$3]*SIN((([.J78]*[.J$4])+[.J$5])*[.J$7]))" office:value-type="float" office:value="1.13093560360401" calcext:value-type="float">
            <text:p>1.1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4" table:formula="of:=([.B79]*2)/PI()" office:value-type="float" office:value="49.0197224723038" calcext:value-type="float">
            <text:p>49.02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table:style-name="ce4" table:formula="of:=ABS([.J$3]*SIN((([.J79]*[.J$4])+[.J$5])*[.J$7]))" office:value-type="float" office:value="1.21932815079947" calcext:value-type="float">
            <text:p>1.2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4" table:formula="of:=([.B80]*2)/PI()" office:value-type="float" office:value="49.6563422446713" calcext:value-type="float">
            <text:p>49.66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style-name="ce4" table:formula="of:=ABS([.J$3]*SIN((([.J80]*[.J$4])+[.J$5])*[.J$7]))" office:value-type="float" office:value="1.3040817435551" calcext:value-type="float">
            <text:p>1.3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4" table:formula="of:=([.B81]*2)/PI()" office:value-type="float" office:value="50.2929620170389" calcext:value-type="float">
            <text:p>50.29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table:style-name="ce4" table:formula="of:=ABS([.J$3]*SIN((([.J81]*[.J$4])+[.J$5])*[.J$7]))" office:value-type="float" office:value="1.38494344383905" calcext:value-type="float">
            <text:p>1.3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" table:formula="of:=([.B82]*2)/PI()" office:value-type="float" office:value="50.9295817894065" calcext:value-type="float">
            <text:p>50.93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table:style-name="ce4" table:formula="of:=ABS([.J$3]*SIN((([.J82]*[.J$4])+[.J$5])*[.J$7]))" office:value-type="float" office:value="1.46167192855625" calcext:value-type="float">
            <text:p>1.4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4" table:formula="of:=([.B83]*2)/PI()" office:value-type="float" office:value="51.5662015617741" calcext:value-type="float">
            <text:p>51.57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table:style-name="ce4" table:formula="of:=ABS([.J$3]*SIN((([.J83]*[.J$4])+[.J$5])*[.J$7]))" office:value-type="float" office:value="1.53403820975137" calcext:value-type="float">
            <text:p>1.5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4" table:formula="of:=([.B84]*2)/PI()" office:value-type="float" office:value="52.2028213341417" calcext:value-type="float">
            <text:p>52.20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table:style-name="ce4" table:formula="of:=ABS([.J$3]*SIN((([.J84]*[.J$4])+[.J$5])*[.J$7]))" office:value-type="float" office:value="1.60182631799888" calcext:value-type="float">
            <text:p>1.6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4" table:formula="of:=([.B85]*2)/PI()" office:value-type="float" office:value="52.8394411065093" calcext:value-type="float">
            <text:p>52.84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style-name="ce4" table:formula="of:=ABS([.J$3]*SIN((([.J85]*[.J$4])+[.J$5])*[.J$7]))" office:value-type="float" office:value="1.66483394694074" calcext:value-type="float">
            <text:p>1.6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4" table:formula="of:=([.B86]*2)/PI()" office:value-type="float" office:value="53.4760608788768" calcext:value-type="float">
            <text:p>53.48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table:style-name="ce4" table:formula="of:=ABS([.J$3]*SIN((([.J86]*[.J$4])+[.J$5])*[.J$7]))" office:value-type="float" office:value="1.722873057048" calcext:value-type="float">
            <text:p>1.7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4" table:formula="of:=([.B87]*2)/PI()" office:value-type="float" office:value="54.1126806512444" calcext:value-type="float">
            <text:p>54.11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table:style-name="ce4" table:formula="of:=ABS([.J$3]*SIN((([.J87]*[.J$4])+[.J$5])*[.J$7]))" office:value-type="float" office:value="1.77577043680475" calcext:value-type="float">
            <text:p>1.7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4" table:formula="of:=([.B88]*2)/PI()" office:value-type="float" office:value="54.749300423612" calcext:value-type="float">
            <text:p>54.75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table:style-name="ce4" table:formula="of:=ABS([.J$3]*SIN((([.J88]*[.J$4])+[.J$5])*[.J$7]))" office:value-type="float" office:value="1.82336821963931" calcext:value-type="float">
            <text:p>1.8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4" table:formula="of:=([.B89]*2)/PI()" office:value-type="float" office:value="55.3859201959796" calcext:value-type="float">
            <text:p>55.39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table:style-name="ce4" table:formula="of:=ABS([.J$3]*SIN((([.J89]*[.J$4])+[.J$5])*[.J$7]))" office:value-type="float" office:value="1.86552435506013" calcext:value-type="float">
            <text:p>1.8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4" table:formula="of:=([.B90]*2)/PI()" office:value-type="float" office:value="56.0225399683472" calcext:value-type="float">
            <text:p>56.0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style-name="ce4" table:formula="of:=ABS([.J$3]*SIN((([.J90]*[.J$4])+[.J$5])*[.J$7]))" office:value-type="float" office:value="1.90211303259031" calcext:value-type="float">
            <text:p>1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4" table:formula="of:=([.B91]*2)/PI()" office:value-type="float" office:value="56.6591597407147" calcext:value-type="float">
            <text:p>56.66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table:style-name="ce4" table:formula="of:=ABS([.J$3]*SIN((([.J91]*[.J$4])+[.J$5])*[.J$7]))" office:value-type="float" office:value="1.93302505723549" calcext:value-type="float">
            <text:p>1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" table:formula="of:=([.B92]*2)/PI()" office:value-type="float" office:value="57.2957795130823" calcext:value-type="float">
            <text:p>57.30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table:style-name="ce4" table:formula="of:=ABS([.J$3]*SIN((([.J92]*[.J$4])+[.J$5])*[.J$7]))" office:value-type="float" office:value="1.95816817536465" calcext:value-type="float">
            <text:p>1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ce4" table:formula="of:=([.B93]*2)/PI()" office:value-type="float" office:value="57.9323992854499" calcext:value-type="float">
            <text:p>57.93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table:style-name="ce4" table:formula="of:=ABS([.J$3]*SIN((([.J93]*[.J$4])+[.J$5])*[.J$7]))" office:value-type="float" office:value="1.97746735003117" calcext:value-type="float">
            <text:p>1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ce4" table:formula="of:=([.B94]*2)/PI()" office:value-type="float" office:value="58.5690190578175" calcext:value-type="float">
            <text:p>58.57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table:style-name="ce4" table:formula="of:=ABS([.J$3]*SIN((([.J94]*[.J$4])+[.J$5])*[.J$7]))" office:value-type="float" office:value="1.99086498491262" calcext:value-type="float">
            <text:p>1.9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ce4" table:formula="of:=([.B95]*2)/PI()" office:value-type="float" office:value="59.2056388301851" calcext:value-type="float">
            <text:p>59.2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style-name="ce4" table:formula="of:=ABS([.J$3]*SIN((([.J95]*[.J$4])+[.J$5])*[.J$7]))" office:value-type="float" office:value="1.99832109620077" calcext:value-type="float">
            <text:p>2.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style-name="ce4" table:formula="of:=([.B96]*2)/PI()" office:value-type="float" office:value="59.8422586025527" calcext:value-type="float">
            <text:p>59.84</text:p>
          </table:table-cell>
          <table:table-cell table:number-columns-repeated="6"/>
          <table:table-cell office:value-type="float" office:value="86" calcext:value-type="float">
            <text:p>86</text:p>
          </table:table-cell>
          <table:table-cell table:style-name="ce4" table:formula="of:=ABS([.J$3]*SIN((([.J96]*[.J$4])+[.J$5])*[.J$7]))" office:value-type="float" office:value="1.99981343192904" calcext:value-type="float">
            <text:p>2.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style-name="ce4" table:formula="of:=([.B97]*2)/PI()" office:value-type="float" office:value="60.4788783749202" calcext:value-type="float">
            <text:p>60.48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table:style-name="ce4" table:formula="of:=ABS([.J$3]*SIN((([.J97]*[.J$4])+[.J$5])*[.J$7]))" office:value-type="float" office:value="1.99533753838108" calcext:value-type="float">
            <text:p>2.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ce4" table:formula="of:=([.B98]*2)/PI()" office:value-type="float" office:value="61.1154981472878" calcext:value-type="float">
            <text:p>61.12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table:style-name="ce4" table:formula="of:=ABS([.J$3]*SIN((([.J98]*[.J$4])+[.J$5])*[.J$7]))" office:value-type="float" office:value="1.9849067733824" calcext:value-type="float">
            <text:p>1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style-name="ce4" table:formula="of:=([.B99]*2)/PI()" office:value-type="float" office:value="61.7521179196554" calcext:value-type="float">
            <text:p>61.75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table:style-name="ce4" table:formula="of:=ABS([.J$3]*SIN((([.J99]*[.J$4])+[.J$5])*[.J$7]))" office:value-type="float" office:value="1.96855226643542" calcext:value-type="float">
            <text:p>1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style-name="ce4" table:formula="of:=([.B100]*2)/PI()" office:value-type="float" office:value="62.388737692023" calcext:value-type="float">
            <text:p>62.39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table:style-name="ce4" table:formula="of:=ABS([.J$3]*SIN((([.J100]*[.J$4])+[.J$5])*[.J$7]))" office:value-type="float" office:value="1.94632282581675" calcext:value-type="float">
            <text:p>1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91" calcext:value-type="float">
            <text:p>91</text:p>
          </table:table-cell>
          <table:table-cell table:style-name="ce4" table:formula="of:=ABS([.J$3]*SIN((([.J101]*[.J$4])+[.J$5])*[.J$7]))" office:value-type="float" office:value="1.91828479291413" calcext:value-type="float">
            <text:p>1.9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92" calcext:value-type="float">
            <text:p>92</text:p>
          </table:table-cell>
          <table:table-cell table:style-name="ce4" table:formula="of:=ABS([.J$3]*SIN((([.J102]*[.J$4])+[.J$5])*[.J$7]))" office:value-type="float" office:value="1.88452184423764" calcext:value-type="float">
            <text:p>1.8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93" calcext:value-type="float">
            <text:p>93</text:p>
          </table:table-cell>
          <table:table-cell table:style-name="ce4" table:formula="of:=ABS([.J$3]*SIN((([.J103]*[.J$4])+[.J$5])*[.J$7]))" office:value-type="float" office:value="1.84513474169614" calcext:value-type="float">
            <text:p>1.8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94" calcext:value-type="float">
            <text:p>94</text:p>
          </table:table-cell>
          <table:table-cell table:style-name="ce4" table:formula="of:=ABS([.J$3]*SIN((([.J104]*[.J$4])+[.J$5])*[.J$7]))" office:value-type="float" office:value="1.8002410318841" calcext:value-type="float">
            <text:p>1.8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95" calcext:value-type="float">
            <text:p>95</text:p>
          </table:table-cell>
          <table:table-cell table:style-name="ce4" table:formula="of:=ABS([.J$3]*SIN((([.J105]*[.J$4])+[.J$5])*[.J$7]))" office:value-type="float" office:value="1.74997469527636" calcext:value-type="float">
            <text:p>1.7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96" calcext:value-type="float">
            <text:p>96</text:p>
          </table:table-cell>
          <table:table-cell table:style-name="ce4" table:formula="of:=ABS([.J$3]*SIN((([.J106]*[.J$4])+[.J$5])*[.J$7]))" office:value-type="float" office:value="1.69448574637777" calcext:value-type="float">
            <text:p>1.6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97" calcext:value-type="float">
            <text:p>97</text:p>
          </table:table-cell>
          <table:table-cell table:style-name="ce4" table:formula="of:=ABS([.J$3]*SIN((([.J107]*[.J$4])+[.J$5])*[.J$7]))" office:value-type="float" office:value="1.63393978602088" calcext:value-type="float">
            <text:p>1.63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98" calcext:value-type="float">
            <text:p>98</text:p>
          </table:table-cell>
          <table:table-cell table:style-name="ce4" table:formula="of:=ABS([.J$3]*SIN((([.J108]*[.J$4])+[.J$5])*[.J$7]))" office:value-type="float" office:value="1.56851750714806" calcext:value-type="float">
            <text:p>1.57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99" calcext:value-type="float">
            <text:p>99</text:p>
          </table:table-cell>
          <table:table-cell table:style-name="ce4" table:formula="of:=ABS([.J$3]*SIN((([.J109]*[.J$4])+[.J$5])*[.J$7]))" office:value-type="float" office:value="1.49841415555266" calcext:value-type="float">
            <text:p>1.5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00" calcext:value-type="float">
            <text:p>100</text:p>
          </table:table-cell>
          <table:table-cell table:style-name="ce4" table:formula="of:=ABS([.J$3]*SIN((([.J110]*[.J$4])+[.J$5])*[.J$7]))" office:value-type="float" office:value="1.42383894718887" calcext:value-type="float">
            <text:p>1.4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01" calcext:value-type="float">
            <text:p>101</text:p>
          </table:table-cell>
          <table:table-cell table:style-name="ce4" table:formula="of:=ABS([.J$3]*SIN((([.J111]*[.J$4])+[.J$5])*[.J$7]))" office:value-type="float" office:value="1.34501444378905" calcext:value-type="float">
            <text:p>1.3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02" calcext:value-type="float">
            <text:p>102</text:p>
          </table:table-cell>
          <table:table-cell table:style-name="ce4" table:formula="of:=ABS([.J$3]*SIN((([.J112]*[.J$4])+[.J$5])*[.J$7]))" office:value-type="float" office:value="1.2621758886521" calcext:value-type="float">
            <text:p>1.26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03" calcext:value-type="float">
            <text:p>103</text:p>
          </table:table-cell>
          <table:table-cell table:style-name="ce4" table:formula="of:=ABS([.J$3]*SIN((([.J113]*[.J$4])+[.J$5])*[.J$7]))" office:value-type="float" office:value="1.17557050458495" calcext:value-type="float">
            <text:p>1.1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04" calcext:value-type="float">
            <text:p>104</text:p>
          </table:table-cell>
          <table:table-cell table:style-name="ce4" table:formula="of:=ABS([.J$3]*SIN((([.J114]*[.J$4])+[.J$5])*[.J$7]))" office:value-type="float" office:value="1.08545675609252" calcext:value-type="float">
            <text:p>1.0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05" calcext:value-type="float">
            <text:p>105</text:p>
          </table:table-cell>
          <table:table-cell table:style-name="ce4" table:formula="of:=ABS([.J$3]*SIN((([.J115]*[.J$4])+[.J$5])*[.J$7]))" office:value-type="float" office:value="0.992103578018134" calcext:value-type="float">
            <text:p>0.9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06" calcext:value-type="float">
            <text:p>106</text:p>
          </table:table-cell>
          <table:table-cell table:style-name="ce4" table:formula="of:=ABS([.J$3]*SIN((([.J116]*[.J$4])+[.J$5])*[.J$7]))" office:value-type="float" office:value="0.895789572936164" calcext:value-type="float">
            <text:p>0.9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07" calcext:value-type="float">
            <text:p>107</text:p>
          </table:table-cell>
          <table:table-cell table:style-name="ce4" table:formula="of:=ABS([.J$3]*SIN((([.J117]*[.J$4])+[.J$5])*[.J$7]))" office:value-type="float" office:value="0.796802179692482" calcext:value-type="float">
            <text:p>0.8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08" calcext:value-type="float">
            <text:p>108</text:p>
          </table:table-cell>
          <table:table-cell table:style-name="ce4" table:formula="of:=ABS([.J$3]*SIN((([.J118]*[.J$4])+[.J$5])*[.J$7]))" office:value-type="float" office:value="0.695436815573977" calcext:value-type="float">
            <text:p>0.7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09" calcext:value-type="float">
            <text:p>109</text:p>
          </table:table-cell>
          <table:table-cell table:style-name="ce4" table:formula="of:=ABS([.J$3]*SIN((([.J119]*[.J$4])+[.J$5])*[.J$7]))" office:value-type="float" office:value="0.591995994667247" calcext:value-type="float">
            <text:p>0.5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10" calcext:value-type="float">
            <text:p>110</text:p>
          </table:table-cell>
          <table:table-cell table:style-name="ce4" table:formula="of:=ABS([.J$3]*SIN((([.J120]*[.J$4])+[.J$5])*[.J$7]))" office:value-type="float" office:value="0.48678842503767" calcext:value-type="float">
            <text:p>0.4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11" calcext:value-type="float">
            <text:p>111</text:p>
          </table:table-cell>
          <table:table-cell table:style-name="ce4" table:formula="of:=ABS([.J$3]*SIN((([.J121]*[.J$4])+[.J$5])*[.J$7]))" office:value-type="float" office:value="0.380128087423213" calcext:value-type="float">
            <text:p>0.3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12" calcext:value-type="float">
            <text:p>112</text:p>
          </table:table-cell>
          <table:table-cell table:style-name="ce4" table:formula="of:=ABS([.J$3]*SIN((([.J122]*[.J$4])+[.J$5])*[.J$7]))" office:value-type="float" office:value="0.272333298192491" calcext:value-type="float">
            <text:p>0.27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13" calcext:value-type="float">
            <text:p>113</text:p>
          </table:table-cell>
          <table:table-cell table:style-name="ce4" table:formula="of:=ABS([.J$3]*SIN((([.J123]*[.J$4])+[.J$5])*[.J$7]))" office:value-type="float" office:value="0.163725759363625" calcext:value-type="float">
            <text:p>0.16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14" calcext:value-type="float">
            <text:p>114</text:p>
          </table:table-cell>
          <table:table-cell table:style-name="ce4" table:formula="of:=ABS([.J$3]*SIN((([.J124]*[.J$4])+[.J$5])*[.J$7]))" office:value-type="float" office:value="0.0546295985189706" calcext:value-type="float">
            <text:p>0.0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15" calcext:value-type="float">
            <text:p>115</text:p>
          </table:table-cell>
          <table:table-cell table:style-name="ce4" table:formula="of:=ABS([.J$3]*SIN((([.J125]*[.J$4])+[.J$5])*[.J$7]))" office:value-type="float" office:value="0.0546295985189732" calcext:value-type="float">
            <text:p>0.0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16" calcext:value-type="float">
            <text:p>116</text:p>
          </table:table-cell>
          <table:table-cell table:style-name="ce4" table:formula="of:=ABS([.J$3]*SIN((([.J126]*[.J$4])+[.J$5])*[.J$7]))" office:value-type="float" office:value="0.163725759363626" calcext:value-type="float">
            <text:p>0.16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17" calcext:value-type="float">
            <text:p>117</text:p>
          </table:table-cell>
          <table:table-cell table:style-name="ce4" table:formula="of:=ABS([.J$3]*SIN((([.J127]*[.J$4])+[.J$5])*[.J$7]))" office:value-type="float" office:value="0.272333298192495" calcext:value-type="float">
            <text:p>0.27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18" calcext:value-type="float">
            <text:p>118</text:p>
          </table:table-cell>
          <table:table-cell table:style-name="ce4" table:formula="of:=ABS([.J$3]*SIN((([.J128]*[.J$4])+[.J$5])*[.J$7]))" office:value-type="float" office:value="0.380128087423217" calcext:value-type="float">
            <text:p>0.3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19" calcext:value-type="float">
            <text:p>119</text:p>
          </table:table-cell>
          <table:table-cell table:style-name="ce4" table:formula="of:=ABS([.J$3]*SIN((([.J129]*[.J$4])+[.J$5])*[.J$7]))" office:value-type="float" office:value="0.486788425037672" calcext:value-type="float">
            <text:p>0.4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0" calcext:value-type="float">
            <text:p>120</text:p>
          </table:table-cell>
          <table:table-cell table:style-name="ce4" table:formula="of:=ABS([.J$3]*SIN((([.J130]*[.J$4])+[.J$5])*[.J$7]))" office:value-type="float" office:value="0.591995994667248" calcext:value-type="float">
            <text:p>0.5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1" calcext:value-type="float">
            <text:p>121</text:p>
          </table:table-cell>
          <table:table-cell table:style-name="ce4" table:formula="of:=ABS([.J$3]*SIN((([.J131]*[.J$4])+[.J$5])*[.J$7]))" office:value-type="float" office:value="0.695436815573979" calcext:value-type="float">
            <text:p>0.7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2" calcext:value-type="float">
            <text:p>122</text:p>
          </table:table-cell>
          <table:table-cell table:style-name="ce4" table:formula="of:=ABS([.J$3]*SIN((([.J132]*[.J$4])+[.J$5])*[.J$7]))" office:value-type="float" office:value="0.796802179692483" calcext:value-type="float">
            <text:p>0.8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3" calcext:value-type="float">
            <text:p>123</text:p>
          </table:table-cell>
          <table:table-cell table:style-name="ce4" table:formula="of:=ABS([.J$3]*SIN((([.J133]*[.J$4])+[.J$5])*[.J$7]))" office:value-type="float" office:value="0.895789572936164" calcext:value-type="float">
            <text:p>0.9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4" calcext:value-type="float">
            <text:p>124</text:p>
          </table:table-cell>
          <table:table-cell table:style-name="ce4" table:formula="of:=ABS([.J$3]*SIN((([.J134]*[.J$4])+[.J$5])*[.J$7]))" office:value-type="float" office:value="0.992103578018137" calcext:value-type="float">
            <text:p>0.9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5" calcext:value-type="float">
            <text:p>125</text:p>
          </table:table-cell>
          <table:table-cell table:style-name="ce4" table:formula="of:=ABS([.J$3]*SIN((([.J135]*[.J$4])+[.J$5])*[.J$7]))" office:value-type="float" office:value="1.08545675609253" calcext:value-type="float">
            <text:p>1.0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6" calcext:value-type="float">
            <text:p>126</text:p>
          </table:table-cell>
          <table:table-cell table:style-name="ce4" table:formula="of:=ABS([.J$3]*SIN((([.J136]*[.J$4])+[.J$5])*[.J$7]))" office:value-type="float" office:value="1.17557050458495" calcext:value-type="float">
            <text:p>1.1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7" calcext:value-type="float">
            <text:p>127</text:p>
          </table:table-cell>
          <table:table-cell table:style-name="ce4" table:formula="of:=ABS([.J$3]*SIN((([.J137]*[.J$4])+[.J$5])*[.J$7]))" office:value-type="float" office:value="1.26217588865211" calcext:value-type="float">
            <text:p>1.26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8" calcext:value-type="float">
            <text:p>128</text:p>
          </table:table-cell>
          <table:table-cell table:style-name="ce4" table:formula="of:=ABS([.J$3]*SIN((([.J138]*[.J$4])+[.J$5])*[.J$7]))" office:value-type="float" office:value="1.34501444378906" calcext:value-type="float">
            <text:p>1.3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9" calcext:value-type="float">
            <text:p>129</text:p>
          </table:table-cell>
          <table:table-cell table:style-name="ce4" table:formula="of:=ABS([.J$3]*SIN((([.J139]*[.J$4])+[.J$5])*[.J$7]))" office:value-type="float" office:value="1.42383894718887" calcext:value-type="float">
            <text:p>1.4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30" calcext:value-type="float">
            <text:p>130</text:p>
          </table:table-cell>
          <table:table-cell table:style-name="ce4" table:formula="of:=ABS([.J$3]*SIN((([.J140]*[.J$4])+[.J$5])*[.J$7]))" office:value-type="float" office:value="1.49841415555266" calcext:value-type="float">
            <text:p>1.5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31" calcext:value-type="float">
            <text:p>131</text:p>
          </table:table-cell>
          <table:table-cell table:style-name="ce4" table:formula="of:=ABS([.J$3]*SIN((([.J141]*[.J$4])+[.J$5])*[.J$7]))" office:value-type="float" office:value="1.56851750714806" calcext:value-type="float">
            <text:p>1.57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32" calcext:value-type="float">
            <text:p>132</text:p>
          </table:table-cell>
          <table:table-cell table:style-name="ce4" table:formula="of:=ABS([.J$3]*SIN((([.J142]*[.J$4])+[.J$5])*[.J$7]))" office:value-type="float" office:value="1.63393978602088" calcext:value-type="float">
            <text:p>1.63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33" calcext:value-type="float">
            <text:p>133</text:p>
          </table:table-cell>
          <table:table-cell table:style-name="ce4" table:formula="of:=ABS([.J$3]*SIN((([.J143]*[.J$4])+[.J$5])*[.J$7]))" office:value-type="float" office:value="1.69448574637777" calcext:value-type="float">
            <text:p>1.6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34" calcext:value-type="float">
            <text:p>134</text:p>
          </table:table-cell>
          <table:table-cell table:style-name="ce4" table:formula="of:=ABS([.J$3]*SIN((([.J144]*[.J$4])+[.J$5])*[.J$7]))" office:value-type="float" office:value="1.74997469527637" calcext:value-type="float">
            <text:p>1.7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35" calcext:value-type="float">
            <text:p>135</text:p>
          </table:table-cell>
          <table:table-cell table:style-name="ce4" table:formula="of:=ABS([.J$3]*SIN((([.J145]*[.J$4])+[.J$5])*[.J$7]))" office:value-type="float" office:value="1.8002410318841" calcext:value-type="float">
            <text:p>1.8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36" calcext:value-type="float">
            <text:p>136</text:p>
          </table:table-cell>
          <table:table-cell table:style-name="ce4" table:formula="of:=ABS([.J$3]*SIN((([.J146]*[.J$4])+[.J$5])*[.J$7]))" office:value-type="float" office:value="1.84513474169614" calcext:value-type="float">
            <text:p>1.8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37" calcext:value-type="float">
            <text:p>137</text:p>
          </table:table-cell>
          <table:table-cell table:style-name="ce4" table:formula="of:=ABS([.J$3]*SIN((([.J147]*[.J$4])+[.J$5])*[.J$7]))" office:value-type="float" office:value="1.88452184423764" calcext:value-type="float">
            <text:p>1.8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38" calcext:value-type="float">
            <text:p>138</text:p>
          </table:table-cell>
          <table:table-cell table:style-name="ce4" table:formula="of:=ABS([.J$3]*SIN((([.J148]*[.J$4])+[.J$5])*[.J$7]))" office:value-type="float" office:value="1.91828479291413" calcext:value-type="float">
            <text:p>1.9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39" calcext:value-type="float">
            <text:p>139</text:p>
          </table:table-cell>
          <table:table-cell table:style-name="ce4" table:formula="of:=ABS([.J$3]*SIN((([.J149]*[.J$4])+[.J$5])*[.J$7]))" office:value-type="float" office:value="1.94632282581675" calcext:value-type="float">
            <text:p>1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40" calcext:value-type="float">
            <text:p>140</text:p>
          </table:table-cell>
          <table:table-cell table:style-name="ce4" table:formula="of:=ABS([.J$3]*SIN((([.J150]*[.J$4])+[.J$5])*[.J$7]))" office:value-type="float" office:value="1.96855226643542" calcext:value-type="float">
            <text:p>1.97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41" calcext:value-type="float">
            <text:p>141</text:p>
          </table:table-cell>
          <table:table-cell table:style-name="ce4" table:formula="of:=ABS([.J$3]*SIN((([.J151]*[.J$4])+[.J$5])*[.J$7]))" office:value-type="float" office:value="1.9849067733824" calcext:value-type="float">
            <text:p>1.9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42" calcext:value-type="float">
            <text:p>142</text:p>
          </table:table-cell>
          <table:table-cell table:style-name="ce4" table:formula="of:=ABS([.J$3]*SIN((([.J152]*[.J$4])+[.J$5])*[.J$7]))" office:value-type="float" office:value="1.99533753838108" calcext:value-type="float">
            <text:p>2.0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43" calcext:value-type="float">
            <text:p>143</text:p>
          </table:table-cell>
          <table:table-cell table:style-name="ce4" table:formula="of:=ABS([.J$3]*SIN((([.J153]*[.J$4])+[.J$5])*[.J$7]))" office:value-type="float" office:value="1.99981343192904" calcext:value-type="float">
            <text:p>2.0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44" calcext:value-type="float">
            <text:p>144</text:p>
          </table:table-cell>
          <table:table-cell table:style-name="ce4" table:formula="of:=ABS([.J$3]*SIN((([.J154]*[.J$4])+[.J$5])*[.J$7]))" office:value-type="float" office:value="1.99832109620077" calcext:value-type="float">
            <text:p>2.0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45" calcext:value-type="float">
            <text:p>145</text:p>
          </table:table-cell>
          <table:table-cell table:style-name="ce4" table:formula="of:=ABS([.J$3]*SIN((([.J155]*[.J$4])+[.J$5])*[.J$7]))" office:value-type="float" office:value="1.99086498491262" calcext:value-type="float">
            <text:p>1.9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46" calcext:value-type="float">
            <text:p>146</text:p>
          </table:table-cell>
          <table:table-cell table:style-name="ce4" table:formula="of:=ABS([.J$3]*SIN((([.J156]*[.J$4])+[.J$5])*[.J$7]))" office:value-type="float" office:value="1.97746735003117" calcext:value-type="float">
            <text:p>1.9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47" calcext:value-type="float">
            <text:p>147</text:p>
          </table:table-cell>
          <table:table-cell table:style-name="ce4" table:formula="of:=ABS([.J$3]*SIN((([.J157]*[.J$4])+[.J$5])*[.J$7]))" office:value-type="float" office:value="1.95816817536465" calcext:value-type="float">
            <text:p>1.96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48" calcext:value-type="float">
            <text:p>148</text:p>
          </table:table-cell>
          <table:table-cell table:style-name="ce4" table:formula="of:=ABS([.J$3]*SIN((([.J158]*[.J$4])+[.J$5])*[.J$7]))" office:value-type="float" office:value="1.93302505723549" calcext:value-type="float">
            <text:p>1.93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49" calcext:value-type="float">
            <text:p>149</text:p>
          </table:table-cell>
          <table:table-cell table:style-name="ce4" table:formula="of:=ABS([.J$3]*SIN((([.J159]*[.J$4])+[.J$5])*[.J$7]))" office:value-type="float" office:value="1.90211303259031" calcext:value-type="float">
            <text:p>1.9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50" calcext:value-type="float">
            <text:p>150</text:p>
          </table:table-cell>
          <table:table-cell table:style-name="ce4" table:formula="of:=ABS([.J$3]*SIN((([.J160]*[.J$4])+[.J$5])*[.J$7]))" office:value-type="float" office:value="1.86552435506013" calcext:value-type="float">
            <text:p>1.87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51" calcext:value-type="float">
            <text:p>151</text:p>
          </table:table-cell>
          <table:table-cell table:style-name="ce4" table:formula="of:=ABS([.J$3]*SIN((([.J161]*[.J$4])+[.J$5])*[.J$7]))" office:value-type="float" office:value="1.82336821963931" calcext:value-type="float">
            <text:p>1.8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52" calcext:value-type="float">
            <text:p>152</text:p>
          </table:table-cell>
          <table:table-cell table:style-name="ce4" table:formula="of:=ABS([.J$3]*SIN((([.J162]*[.J$4])+[.J$5])*[.J$7]))" office:value-type="float" office:value="1.77577043680475" calcext:value-type="float">
            <text:p>1.7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53" calcext:value-type="float">
            <text:p>153</text:p>
          </table:table-cell>
          <table:table-cell table:style-name="ce4" table:formula="of:=ABS([.J$3]*SIN((([.J163]*[.J$4])+[.J$5])*[.J$7]))" office:value-type="float" office:value="1.722873057048" calcext:value-type="float">
            <text:p>1.7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54" calcext:value-type="float">
            <text:p>154</text:p>
          </table:table-cell>
          <table:table-cell table:style-name="ce4" table:formula="of:=ABS([.J$3]*SIN((([.J164]*[.J$4])+[.J$5])*[.J$7]))" office:value-type="float" office:value="1.66483394694074" calcext:value-type="float">
            <text:p>1.66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55" calcext:value-type="float">
            <text:p>155</text:p>
          </table:table-cell>
          <table:table-cell table:style-name="ce4" table:formula="of:=ABS([.J$3]*SIN((([.J165]*[.J$4])+[.J$5])*[.J$7]))" office:value-type="float" office:value="1.60182631799888" calcext:value-type="float">
            <text:p>1.6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56" calcext:value-type="float">
            <text:p>156</text:p>
          </table:table-cell>
          <table:table-cell table:style-name="ce4" table:formula="of:=ABS([.J$3]*SIN((([.J166]*[.J$4])+[.J$5])*[.J$7]))" office:value-type="float" office:value="1.53403820975136" calcext:value-type="float">
            <text:p>1.53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57" calcext:value-type="float">
            <text:p>157</text:p>
          </table:table-cell>
          <table:table-cell table:style-name="ce4" table:formula="of:=ABS([.J$3]*SIN((([.J167]*[.J$4])+[.J$5])*[.J$7]))" office:value-type="float" office:value="1.46167192855625" calcext:value-type="float">
            <text:p>1.46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58" calcext:value-type="float">
            <text:p>158</text:p>
          </table:table-cell>
          <table:table-cell table:style-name="ce4" table:formula="of:=ABS([.J$3]*SIN((([.J168]*[.J$4])+[.J$5])*[.J$7]))" office:value-type="float" office:value="1.38494344383905" calcext:value-type="float">
            <text:p>1.3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59" calcext:value-type="float">
            <text:p>159</text:p>
          </table:table-cell>
          <table:table-cell table:style-name="ce4" table:formula="of:=ABS([.J$3]*SIN((([.J169]*[.J$4])+[.J$5])*[.J$7]))" office:value-type="float" office:value="1.3040817435551" calcext:value-type="float">
            <text:p>1.3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60" calcext:value-type="float">
            <text:p>160</text:p>
          </table:table-cell>
          <table:table-cell table:style-name="ce4" table:formula="of:=ABS([.J$3]*SIN((([.J170]*[.J$4])+[.J$5])*[.J$7]))" office:value-type="float" office:value="1.21932815079947" calcext:value-type="float">
            <text:p>1.2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61" calcext:value-type="float">
            <text:p>161</text:p>
          </table:table-cell>
          <table:table-cell table:style-name="ce4" table:formula="of:=ABS([.J$3]*SIN((([.J171]*[.J$4])+[.J$5])*[.J$7]))" office:value-type="float" office:value="1.13093560360401" calcext:value-type="float">
            <text:p>1.13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62" calcext:value-type="float">
            <text:p>162</text:p>
          </table:table-cell>
          <table:table-cell table:style-name="ce4" table:formula="of:=ABS([.J$3]*SIN((([.J172]*[.J$4])+[.J$5])*[.J$7]))" office:value-type="float" office:value="1.03916790007086" calcext:value-type="float">
            <text:p>1.04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63" calcext:value-type="float">
            <text:p>163</text:p>
          </table:table-cell>
          <table:table-cell table:style-name="ce4" table:formula="of:=ABS([.J$3]*SIN((([.J173]*[.J$4])+[.J$5])*[.J$7]))" office:value-type="float" office:value="0.944298911095234" calcext:value-type="float">
            <text:p>0.94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64" calcext:value-type="float">
            <text:p>164</text:p>
          </table:table-cell>
          <table:table-cell table:style-name="ce4" table:formula="of:=ABS([.J$3]*SIN((([.J174]*[.J$4])+[.J$5])*[.J$7]))" office:value-type="float" office:value="0.846611763026995" calcext:value-type="float">
            <text:p>0.8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65" calcext:value-type="float">
            <text:p>165</text:p>
          </table:table-cell>
          <table:table-cell table:style-name="ce4" table:formula="of:=ABS([.J$3]*SIN((([.J175]*[.J$4])+[.J$5])*[.J$7]))" office:value-type="float" office:value="0.746397992710382" calcext:value-type="float">
            <text:p>0.7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66" calcext:value-type="float">
            <text:p>166</text:p>
          </table:table-cell>
          <table:table-cell table:style-name="ce4" table:formula="of:=ABS([.J$3]*SIN((([.J176]*[.J$4])+[.J$5])*[.J$7]))" office:value-type="float" office:value="0.643956677423476" calcext:value-type="float">
            <text:p>0.64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67" calcext:value-type="float">
            <text:p>167</text:p>
          </table:table-cell>
          <table:table-cell table:style-name="ce4" table:formula="of:=ABS([.J$3]*SIN((([.J177]*[.J$4])+[.J$5])*[.J$7]))" office:value-type="float" office:value="0.539593542314047" calcext:value-type="float">
            <text:p>0.54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68" calcext:value-type="float">
            <text:p>168</text:p>
          </table:table-cell>
          <table:table-cell table:style-name="ce4" table:formula="of:=ABS([.J$3]*SIN((([.J178]*[.J$4])+[.J$5])*[.J$7]))" office:value-type="float" office:value="0.43362004799556" calcext:value-type="float">
            <text:p>0.43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69" calcext:value-type="float">
            <text:p>169</text:p>
          </table:table-cell>
          <table:table-cell table:style-name="ce4" table:formula="of:=ABS([.J$3]*SIN((([.J179]*[.J$4])+[.J$5])*[.J$7]))" office:value-type="float" office:value="0.326352461026282" calcext:value-type="float">
            <text:p>0.33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70" calcext:value-type="float">
            <text:p>170</text:p>
          </table:table-cell>
          <table:table-cell table:style-name="ce4" table:formula="of:=ABS([.J$3]*SIN((([.J180]*[.J$4])+[.J$5])*[.J$7]))" office:value-type="float" office:value="0.218110910045581" calcext:value-type="float">
            <text:p>0.2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71" calcext:value-type="float">
            <text:p>171</text:p>
          </table:table-cell>
          <table:table-cell table:style-name="ce4" table:formula="of:=ABS([.J$3]*SIN((([.J181]*[.J$4])+[.J$5])*[.J$7]))" office:value-type="float" office:value="0.109218430384218" calcext:value-type="float">
            <text:p>0.11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72" calcext:value-type="float">
            <text:p>172</text:p>
          </table:table-cell>
          <table:table-cell table:style-name="ce4" table:formula="of:=ABS([.J$3]*SIN((([.J182]*[.J$4])+[.J$5])*[.J$7]))" office:value-type="float" office:value="7.34788079488412E-016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73" calcext:value-type="float">
            <text:p>173</text:p>
          </table:table-cell>
          <table:table-cell table:style-name="ce4" table:formula="of:=ABS([.J$3]*SIN((([.J183]*[.J$4])+[.J$5])*[.J$7]))" office:value-type="float" office:value="0.109218430384223" calcext:value-type="float">
            <text:p>0.11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74" calcext:value-type="float">
            <text:p>174</text:p>
          </table:table-cell>
          <table:table-cell table:style-name="ce4" table:formula="of:=ABS([.J$3]*SIN((([.J184]*[.J$4])+[.J$5])*[.J$7]))" office:value-type="float" office:value="0.218110910045583" calcext:value-type="float">
            <text:p>0.2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75" calcext:value-type="float">
            <text:p>175</text:p>
          </table:table-cell>
          <table:table-cell table:style-name="ce4" table:formula="of:=ABS([.J$3]*SIN((([.J185]*[.J$4])+[.J$5])*[.J$7]))" office:value-type="float" office:value="0.326352461026284" calcext:value-type="float">
            <text:p>0.33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76" calcext:value-type="float">
            <text:p>176</text:p>
          </table:table-cell>
          <table:table-cell table:style-name="ce4" table:formula="of:=ABS([.J$3]*SIN((([.J186]*[.J$4])+[.J$5])*[.J$7]))" office:value-type="float" office:value="0.433620047995565" calcext:value-type="float">
            <text:p>0.43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77" calcext:value-type="float">
            <text:p>177</text:p>
          </table:table-cell>
          <table:table-cell table:style-name="ce4" table:formula="of:=ABS([.J$3]*SIN((([.J187]*[.J$4])+[.J$5])*[.J$7]))" office:value-type="float" office:value="0.539593542314049" calcext:value-type="float">
            <text:p>0.54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78" calcext:value-type="float">
            <text:p>178</text:p>
          </table:table-cell>
          <table:table-cell table:style-name="ce4" table:formula="of:=ABS([.J$3]*SIN((([.J188]*[.J$4])+[.J$5])*[.J$7]))" office:value-type="float" office:value="0.643956677423478" calcext:value-type="float">
            <text:p>0.64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79" calcext:value-type="float">
            <text:p>179</text:p>
          </table:table-cell>
          <table:table-cell table:style-name="ce4" table:formula="of:=ABS([.J$3]*SIN((([.J189]*[.J$4])+[.J$5])*[.J$7]))" office:value-type="float" office:value="0.746397992710384" calcext:value-type="float">
            <text:p>0.7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80" calcext:value-type="float">
            <text:p>180</text:p>
          </table:table-cell>
          <table:table-cell table:style-name="ce4" table:formula="of:=ABS([.J$3]*SIN((([.J190]*[.J$4])+[.J$5])*[.J$7]))" office:value-type="float" office:value="0.846611763026997" calcext:value-type="float">
            <text:p>0.8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81" calcext:value-type="float">
            <text:p>181</text:p>
          </table:table-cell>
          <table:table-cell table:style-name="ce4" table:formula="of:=ABS([.J$3]*SIN((([.J191]*[.J$4])+[.J$5])*[.J$7]))" office:value-type="float" office:value="0.944298911095239" calcext:value-type="float">
            <text:p>0.94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82" calcext:value-type="float">
            <text:p>182</text:p>
          </table:table-cell>
          <table:table-cell table:style-name="ce4" table:formula="of:=ABS([.J$3]*SIN((([.J192]*[.J$4])+[.J$5])*[.J$7]))" office:value-type="float" office:value="1.03916790007087" calcext:value-type="float">
            <text:p>1.04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83" calcext:value-type="float">
            <text:p>183</text:p>
          </table:table-cell>
          <table:table-cell table:style-name="ce4" table:formula="of:=ABS([.J$3]*SIN((([.J193]*[.J$4])+[.J$5])*[.J$7]))" office:value-type="float" office:value="1.13093560360401" calcext:value-type="float">
            <text:p>1.13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84" calcext:value-type="float">
            <text:p>184</text:p>
          </table:table-cell>
          <table:table-cell table:style-name="ce4" table:formula="of:=ABS([.J$3]*SIN((([.J194]*[.J$4])+[.J$5])*[.J$7]))" office:value-type="float" office:value="1.21932815079947" calcext:value-type="float">
            <text:p>1.2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85" calcext:value-type="float">
            <text:p>185</text:p>
          </table:table-cell>
          <table:table-cell table:style-name="ce4" table:formula="of:=ABS([.J$3]*SIN((([.J195]*[.J$4])+[.J$5])*[.J$7]))" office:value-type="float" office:value="1.3040817435551" calcext:value-type="float">
            <text:p>1.3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86" calcext:value-type="float">
            <text:p>186</text:p>
          </table:table-cell>
          <table:table-cell table:style-name="ce4" table:formula="of:=ABS([.J$3]*SIN((([.J196]*[.J$4])+[.J$5])*[.J$7]))" office:value-type="float" office:value="1.38494344383905" calcext:value-type="float">
            <text:p>1.3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87" calcext:value-type="float">
            <text:p>187</text:p>
          </table:table-cell>
          <table:table-cell table:style-name="ce4" table:formula="of:=ABS([.J$3]*SIN((([.J197]*[.J$4])+[.J$5])*[.J$7]))" office:value-type="float" office:value="1.46167192855625" calcext:value-type="float">
            <text:p>1.46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88" calcext:value-type="float">
            <text:p>188</text:p>
          </table:table-cell>
          <table:table-cell table:style-name="ce4" table:formula="of:=ABS([.J$3]*SIN((([.J198]*[.J$4])+[.J$5])*[.J$7]))" office:value-type="float" office:value="1.53403820975137" calcext:value-type="float">
            <text:p>1.53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89" calcext:value-type="float">
            <text:p>189</text:p>
          </table:table-cell>
          <table:table-cell table:style-name="ce4" table:formula="of:=ABS([.J$3]*SIN((([.J199]*[.J$4])+[.J$5])*[.J$7]))" office:value-type="float" office:value="1.60182631799888" calcext:value-type="float">
            <text:p>1.6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90" calcext:value-type="float">
            <text:p>190</text:p>
          </table:table-cell>
          <table:table-cell table:style-name="ce4" table:formula="of:=ABS([.J$3]*SIN((([.J200]*[.J$4])+[.J$5])*[.J$7]))" office:value-type="float" office:value="1.66483394694074" calcext:value-type="float">
            <text:p>1.66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91" calcext:value-type="float">
            <text:p>191</text:p>
          </table:table-cell>
          <table:table-cell table:style-name="ce4" table:formula="of:=ABS([.J$3]*SIN((([.J201]*[.J$4])+[.J$5])*[.J$7]))" office:value-type="float" office:value="1.722873057048" calcext:value-type="float">
            <text:p>1.7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92" calcext:value-type="float">
            <text:p>192</text:p>
          </table:table-cell>
          <table:table-cell table:style-name="ce4" table:formula="of:=ABS([.J$3]*SIN((([.J202]*[.J$4])+[.J$5])*[.J$7]))" office:value-type="float" office:value="1.77577043680475" calcext:value-type="float">
            <text:p>1.7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93" calcext:value-type="float">
            <text:p>193</text:p>
          </table:table-cell>
          <table:table-cell table:style-name="ce4" table:formula="of:=ABS([.J$3]*SIN((([.J203]*[.J$4])+[.J$5])*[.J$7]))" office:value-type="float" office:value="1.82336821963931" calcext:value-type="float">
            <text:p>1.8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94" calcext:value-type="float">
            <text:p>194</text:p>
          </table:table-cell>
          <table:table-cell table:style-name="ce4" table:formula="of:=ABS([.J$3]*SIN((([.J204]*[.J$4])+[.J$5])*[.J$7]))" office:value-type="float" office:value="1.86552435506013" calcext:value-type="float">
            <text:p>1.87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style-name="ce4" table:formula="of:=ABS([.J$3]*SIN((([.J205]*[.J$4])+[.J$5])*[.J$7]))" office:value-type="float" office:value="1.90211303259031" calcext:value-type="float">
            <text:p>1.9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96" calcext:value-type="float">
            <text:p>196</text:p>
          </table:table-cell>
          <table:table-cell table:style-name="ce4" table:formula="of:=ABS([.J$3]*SIN((([.J206]*[.J$4])+[.J$5])*[.J$7]))" office:value-type="float" office:value="1.93302505723549" calcext:value-type="float">
            <text:p>1.93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97" calcext:value-type="float">
            <text:p>197</text:p>
          </table:table-cell>
          <table:table-cell table:style-name="ce4" table:formula="of:=ABS([.J$3]*SIN((([.J207]*[.J$4])+[.J$5])*[.J$7]))" office:value-type="float" office:value="1.95816817536465" calcext:value-type="float">
            <text:p>1.96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98" calcext:value-type="float">
            <text:p>198</text:p>
          </table:table-cell>
          <table:table-cell table:style-name="ce4" table:formula="of:=ABS([.J$3]*SIN((([.J208]*[.J$4])+[.J$5])*[.J$7]))" office:value-type="float" office:value="1.97746735003117" calcext:value-type="float">
            <text:p>1.9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99" calcext:value-type="float">
            <text:p>199</text:p>
          </table:table-cell>
          <table:table-cell table:style-name="ce4" table:formula="of:=ABS([.J$3]*SIN((([.J209]*[.J$4])+[.J$5])*[.J$7]))" office:value-type="float" office:value="1.99086498491262" calcext:value-type="float">
            <text:p>1.9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00" calcext:value-type="float">
            <text:p>200</text:p>
          </table:table-cell>
          <table:table-cell table:style-name="ce4" table:formula="of:=ABS([.J$3]*SIN((([.J210]*[.J$4])+[.J$5])*[.J$7]))" office:value-type="float" office:value="1.99832109620077" calcext:value-type="float">
            <text:p>2.0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01" calcext:value-type="float">
            <text:p>201</text:p>
          </table:table-cell>
          <table:table-cell table:style-name="ce4" table:formula="of:=ABS([.J$3]*SIN((([.J211]*[.J$4])+[.J$5])*[.J$7]))" office:value-type="float" office:value="1.99981343192904" calcext:value-type="float">
            <text:p>2.0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02" calcext:value-type="float">
            <text:p>202</text:p>
          </table:table-cell>
          <table:table-cell table:style-name="ce4" table:formula="of:=ABS([.J$3]*SIN((([.J212]*[.J$4])+[.J$5])*[.J$7]))" office:value-type="float" office:value="1.99533753838108" calcext:value-type="float">
            <text:p>2.0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03" calcext:value-type="float">
            <text:p>203</text:p>
          </table:table-cell>
          <table:table-cell table:style-name="ce4" table:formula="of:=ABS([.J$3]*SIN((([.J213]*[.J$4])+[.J$5])*[.J$7]))" office:value-type="float" office:value="1.9849067733824" calcext:value-type="float">
            <text:p>1.9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04" calcext:value-type="float">
            <text:p>204</text:p>
          </table:table-cell>
          <table:table-cell table:style-name="ce4" table:formula="of:=ABS([.J$3]*SIN((([.J214]*[.J$4])+[.J$5])*[.J$7]))" office:value-type="float" office:value="1.96855226643542" calcext:value-type="float">
            <text:p>1.97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05" calcext:value-type="float">
            <text:p>205</text:p>
          </table:table-cell>
          <table:table-cell table:style-name="ce4" table:formula="of:=ABS([.J$3]*SIN((([.J215]*[.J$4])+[.J$5])*[.J$7]))" office:value-type="float" office:value="1.94632282581675" calcext:value-type="float">
            <text:p>1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06" calcext:value-type="float">
            <text:p>206</text:p>
          </table:table-cell>
          <table:table-cell table:style-name="ce4" table:formula="of:=ABS([.J$3]*SIN((([.J216]*[.J$4])+[.J$5])*[.J$7]))" office:value-type="float" office:value="1.91828479291413" calcext:value-type="float">
            <text:p>1.9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07" calcext:value-type="float">
            <text:p>207</text:p>
          </table:table-cell>
          <table:table-cell table:style-name="ce4" table:formula="of:=ABS([.J$3]*SIN((([.J217]*[.J$4])+[.J$5])*[.J$7]))" office:value-type="float" office:value="1.88452184423764" calcext:value-type="float">
            <text:p>1.8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08" calcext:value-type="float">
            <text:p>208</text:p>
          </table:table-cell>
          <table:table-cell table:style-name="ce4" table:formula="of:=ABS([.J$3]*SIN((([.J218]*[.J$4])+[.J$5])*[.J$7]))" office:value-type="float" office:value="1.84513474169614" calcext:value-type="float">
            <text:p>1.8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09" calcext:value-type="float">
            <text:p>209</text:p>
          </table:table-cell>
          <table:table-cell table:style-name="ce4" table:formula="of:=ABS([.J$3]*SIN((([.J219]*[.J$4])+[.J$5])*[.J$7]))" office:value-type="float" office:value="1.8002410318841" calcext:value-type="float">
            <text:p>1.8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10" calcext:value-type="float">
            <text:p>210</text:p>
          </table:table-cell>
          <table:table-cell table:style-name="ce4" table:formula="of:=ABS([.J$3]*SIN((([.J220]*[.J$4])+[.J$5])*[.J$7]))" office:value-type="float" office:value="1.74997469527636" calcext:value-type="float">
            <text:p>1.7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11" calcext:value-type="float">
            <text:p>211</text:p>
          </table:table-cell>
          <table:table-cell table:style-name="ce4" table:formula="of:=ABS([.J$3]*SIN((([.J221]*[.J$4])+[.J$5])*[.J$7]))" office:value-type="float" office:value="1.69448574637777" calcext:value-type="float">
            <text:p>1.6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12" calcext:value-type="float">
            <text:p>212</text:p>
          </table:table-cell>
          <table:table-cell table:style-name="ce4" table:formula="of:=ABS([.J$3]*SIN((([.J222]*[.J$4])+[.J$5])*[.J$7]))" office:value-type="float" office:value="1.63393978602088" calcext:value-type="float">
            <text:p>1.63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13" calcext:value-type="float">
            <text:p>213</text:p>
          </table:table-cell>
          <table:table-cell table:style-name="ce4" table:formula="of:=ABS([.J$3]*SIN((([.J223]*[.J$4])+[.J$5])*[.J$7]))" office:value-type="float" office:value="1.56851750714806" calcext:value-type="float">
            <text:p>1.57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14" calcext:value-type="float">
            <text:p>214</text:p>
          </table:table-cell>
          <table:table-cell table:style-name="ce4" table:formula="of:=ABS([.J$3]*SIN((([.J224]*[.J$4])+[.J$5])*[.J$7]))" office:value-type="float" office:value="1.49841415555266" calcext:value-type="float">
            <text:p>1.5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15" calcext:value-type="float">
            <text:p>215</text:p>
          </table:table-cell>
          <table:table-cell table:style-name="ce4" table:formula="of:=ABS([.J$3]*SIN((([.J225]*[.J$4])+[.J$5])*[.J$7]))" office:value-type="float" office:value="1.42383894718887" calcext:value-type="float">
            <text:p>1.4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16" calcext:value-type="float">
            <text:p>216</text:p>
          </table:table-cell>
          <table:table-cell table:style-name="ce4" table:formula="of:=ABS([.J$3]*SIN((([.J226]*[.J$4])+[.J$5])*[.J$7]))" office:value-type="float" office:value="1.34501444378906" calcext:value-type="float">
            <text:p>1.3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17" calcext:value-type="float">
            <text:p>217</text:p>
          </table:table-cell>
          <table:table-cell table:style-name="ce4" table:formula="of:=ABS([.J$3]*SIN((([.J227]*[.J$4])+[.J$5])*[.J$7]))" office:value-type="float" office:value="1.2621758886521" calcext:value-type="float">
            <text:p>1.26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18" calcext:value-type="float">
            <text:p>218</text:p>
          </table:table-cell>
          <table:table-cell table:style-name="ce4" table:formula="of:=ABS([.J$3]*SIN((([.J228]*[.J$4])+[.J$5])*[.J$7]))" office:value-type="float" office:value="1.17557050458495" calcext:value-type="float">
            <text:p>1.1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19" calcext:value-type="float">
            <text:p>219</text:p>
          </table:table-cell>
          <table:table-cell table:style-name="ce4" table:formula="of:=ABS([.J$3]*SIN((([.J229]*[.J$4])+[.J$5])*[.J$7]))" office:value-type="float" office:value="1.08545675609252" calcext:value-type="float">
            <text:p>1.0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20" calcext:value-type="float">
            <text:p>220</text:p>
          </table:table-cell>
          <table:table-cell table:style-name="ce4" table:formula="of:=ABS([.J$3]*SIN((([.J230]*[.J$4])+[.J$5])*[.J$7]))" office:value-type="float" office:value="0.992103578018133" calcext:value-type="float">
            <text:p>0.9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21" calcext:value-type="float">
            <text:p>221</text:p>
          </table:table-cell>
          <table:table-cell table:style-name="ce4" table:formula="of:=ABS([.J$3]*SIN((([.J231]*[.J$4])+[.J$5])*[.J$7]))" office:value-type="float" office:value="0.895789572936164" calcext:value-type="float">
            <text:p>0.9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22" calcext:value-type="float">
            <text:p>222</text:p>
          </table:table-cell>
          <table:table-cell table:style-name="ce4" table:formula="of:=ABS([.J$3]*SIN((([.J232]*[.J$4])+[.J$5])*[.J$7]))" office:value-type="float" office:value="0.796802179692479" calcext:value-type="float">
            <text:p>0.8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23" calcext:value-type="float">
            <text:p>223</text:p>
          </table:table-cell>
          <table:table-cell table:style-name="ce4" table:formula="of:=ABS([.J$3]*SIN((([.J233]*[.J$4])+[.J$5])*[.J$7]))" office:value-type="float" office:value="0.695436815573977" calcext:value-type="float">
            <text:p>0.7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24" calcext:value-type="float">
            <text:p>224</text:p>
          </table:table-cell>
          <table:table-cell table:style-name="ce4" table:formula="of:=ABS([.J$3]*SIN((([.J234]*[.J$4])+[.J$5])*[.J$7]))" office:value-type="float" office:value="0.591995994667246" calcext:value-type="float">
            <text:p>0.5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25" calcext:value-type="float">
            <text:p>225</text:p>
          </table:table-cell>
          <table:table-cell table:style-name="ce4" table:formula="of:=ABS([.J$3]*SIN((([.J235]*[.J$4])+[.J$5])*[.J$7]))" office:value-type="float" office:value="0.48678842503767" calcext:value-type="float">
            <text:p>0.4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26" calcext:value-type="float">
            <text:p>226</text:p>
          </table:table-cell>
          <table:table-cell table:style-name="ce4" table:formula="of:=ABS([.J$3]*SIN((([.J236]*[.J$4])+[.J$5])*[.J$7]))" office:value-type="float" office:value="0.380128087423213" calcext:value-type="float">
            <text:p>0.3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27" calcext:value-type="float">
            <text:p>227</text:p>
          </table:table-cell>
          <table:table-cell table:style-name="ce4" table:formula="of:=ABS([.J$3]*SIN((([.J237]*[.J$4])+[.J$5])*[.J$7]))" office:value-type="float" office:value="0.272333298192491" calcext:value-type="float">
            <text:p>0.27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28" calcext:value-type="float">
            <text:p>228</text:p>
          </table:table-cell>
          <table:table-cell table:style-name="ce4" table:formula="of:=ABS([.J$3]*SIN((([.J238]*[.J$4])+[.J$5])*[.J$7]))" office:value-type="float" office:value="0.163725759363624" calcext:value-type="float">
            <text:p>0.16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29" calcext:value-type="float">
            <text:p>229</text:p>
          </table:table-cell>
          <table:table-cell table:style-name="ce4" table:formula="of:=ABS([.J$3]*SIN((([.J239]*[.J$4])+[.J$5])*[.J$7]))" office:value-type="float" office:value="0.0546295985189693" calcext:value-type="float">
            <text:p>0.0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30" calcext:value-type="float">
            <text:p>230</text:p>
          </table:table-cell>
          <table:table-cell table:style-name="ce4" table:formula="of:=ABS([.J$3]*SIN((([.J240]*[.J$4])+[.J$5])*[.J$7]))" office:value-type="float" office:value="0.0546295985189709" calcext:value-type="float">
            <text:p>0.0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31" calcext:value-type="float">
            <text:p>231</text:p>
          </table:table-cell>
          <table:table-cell table:style-name="ce4" table:formula="of:=ABS([.J$3]*SIN((([.J241]*[.J$4])+[.J$5])*[.J$7]))" office:value-type="float" office:value="0.163725759363629" calcext:value-type="float">
            <text:p>0.16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32" calcext:value-type="float">
            <text:p>232</text:p>
          </table:table-cell>
          <table:table-cell table:style-name="ce4" table:formula="of:=ABS([.J$3]*SIN((([.J242]*[.J$4])+[.J$5])*[.J$7]))" office:value-type="float" office:value="0.272333298192493" calcext:value-type="float">
            <text:p>0.27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33" calcext:value-type="float">
            <text:p>233</text:p>
          </table:table-cell>
          <table:table-cell table:style-name="ce4" table:formula="of:=ABS([.J$3]*SIN((([.J243]*[.J$4])+[.J$5])*[.J$7]))" office:value-type="float" office:value="0.380128087423215" calcext:value-type="float">
            <text:p>0.3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34" calcext:value-type="float">
            <text:p>234</text:p>
          </table:table-cell>
          <table:table-cell table:style-name="ce4" table:formula="of:=ABS([.J$3]*SIN((([.J244]*[.J$4])+[.J$5])*[.J$7]))" office:value-type="float" office:value="0.486788425037675" calcext:value-type="float">
            <text:p>0.4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35" calcext:value-type="float">
            <text:p>235</text:p>
          </table:table-cell>
          <table:table-cell table:style-name="ce4" table:formula="of:=ABS([.J$3]*SIN((([.J245]*[.J$4])+[.J$5])*[.J$7]))" office:value-type="float" office:value="0.591995994667248" calcext:value-type="float">
            <text:p>0.5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36" calcext:value-type="float">
            <text:p>236</text:p>
          </table:table-cell>
          <table:table-cell table:style-name="ce4" table:formula="of:=ABS([.J$3]*SIN((([.J246]*[.J$4])+[.J$5])*[.J$7]))" office:value-type="float" office:value="0.695436815573982" calcext:value-type="float">
            <text:p>0.7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37" calcext:value-type="float">
            <text:p>237</text:p>
          </table:table-cell>
          <table:table-cell table:style-name="ce4" table:formula="of:=ABS([.J$3]*SIN((([.J247]*[.J$4])+[.J$5])*[.J$7]))" office:value-type="float" office:value="0.796802179692484" calcext:value-type="float">
            <text:p>0.8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38" calcext:value-type="float">
            <text:p>238</text:p>
          </table:table-cell>
          <table:table-cell table:style-name="ce4" table:formula="of:=ABS([.J$3]*SIN((([.J248]*[.J$4])+[.J$5])*[.J$7]))" office:value-type="float" office:value="0.895789572936165" calcext:value-type="float">
            <text:p>0.9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39" calcext:value-type="float">
            <text:p>239</text:p>
          </table:table-cell>
          <table:table-cell table:style-name="ce4" table:formula="of:=ABS([.J$3]*SIN((([.J249]*[.J$4])+[.J$5])*[.J$7]))" office:value-type="float" office:value="0.992103578018135" calcext:value-type="float">
            <text:p>0.9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40" calcext:value-type="float">
            <text:p>240</text:p>
          </table:table-cell>
          <table:table-cell table:style-name="ce4" table:formula="of:=ABS([.J$3]*SIN((([.J250]*[.J$4])+[.J$5])*[.J$7]))" office:value-type="float" office:value="1.08545675609253" calcext:value-type="float">
            <text:p>1.0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41" calcext:value-type="float">
            <text:p>241</text:p>
          </table:table-cell>
          <table:table-cell table:style-name="ce4" table:formula="of:=ABS([.J$3]*SIN((([.J251]*[.J$4])+[.J$5])*[.J$7]))" office:value-type="float" office:value="1.17557050458495" calcext:value-type="float">
            <text:p>1.1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42" calcext:value-type="float">
            <text:p>242</text:p>
          </table:table-cell>
          <table:table-cell table:style-name="ce4" table:formula="of:=ABS([.J$3]*SIN((([.J252]*[.J$4])+[.J$5])*[.J$7]))" office:value-type="float" office:value="1.26217588865211" calcext:value-type="float">
            <text:p>1.26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43" calcext:value-type="float">
            <text:p>243</text:p>
          </table:table-cell>
          <table:table-cell table:style-name="ce4" table:formula="of:=ABS([.J$3]*SIN((([.J253]*[.J$4])+[.J$5])*[.J$7]))" office:value-type="float" office:value="1.34501444378906" calcext:value-type="float">
            <text:p>1.3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44" calcext:value-type="float">
            <text:p>244</text:p>
          </table:table-cell>
          <table:table-cell table:style-name="ce4" table:formula="of:=ABS([.J$3]*SIN((([.J254]*[.J$4])+[.J$5])*[.J$7]))" office:value-type="float" office:value="1.42383894718887" calcext:value-type="float">
            <text:p>1.4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45" calcext:value-type="float">
            <text:p>245</text:p>
          </table:table-cell>
          <table:table-cell table:style-name="ce4" table:formula="of:=ABS([.J$3]*SIN((([.J255]*[.J$4])+[.J$5])*[.J$7]))" office:value-type="float" office:value="1.49841415555266" calcext:value-type="float">
            <text:p>1.5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46" calcext:value-type="float">
            <text:p>246</text:p>
          </table:table-cell>
          <table:table-cell table:style-name="ce4" table:formula="of:=ABS([.J$3]*SIN((([.J256]*[.J$4])+[.J$5])*[.J$7]))" office:value-type="float" office:value="1.56851750714806" calcext:value-type="float">
            <text:p>1.57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47" calcext:value-type="float">
            <text:p>247</text:p>
          </table:table-cell>
          <table:table-cell table:style-name="ce4" table:formula="of:=ABS([.J$3]*SIN((([.J257]*[.J$4])+[.J$5])*[.J$7]))" office:value-type="float" office:value="1.63393978602088" calcext:value-type="float">
            <text:p>1.63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48" calcext:value-type="float">
            <text:p>248</text:p>
          </table:table-cell>
          <table:table-cell table:style-name="ce4" table:formula="of:=ABS([.J$3]*SIN((([.J258]*[.J$4])+[.J$5])*[.J$7]))" office:value-type="float" office:value="1.69448574637777" calcext:value-type="float">
            <text:p>1.6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49" calcext:value-type="float">
            <text:p>249</text:p>
          </table:table-cell>
          <table:table-cell table:style-name="ce4" table:formula="of:=ABS([.J$3]*SIN((([.J259]*[.J$4])+[.J$5])*[.J$7]))" office:value-type="float" office:value="1.74997469527637" calcext:value-type="float">
            <text:p>1.7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50" calcext:value-type="float">
            <text:p>250</text:p>
          </table:table-cell>
          <table:table-cell table:style-name="ce4" table:formula="of:=ABS([.J$3]*SIN((([.J260]*[.J$4])+[.J$5])*[.J$7]))" office:value-type="float" office:value="1.8002410318841" calcext:value-type="float">
            <text:p>1.8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51" calcext:value-type="float">
            <text:p>251</text:p>
          </table:table-cell>
          <table:table-cell table:style-name="ce4" table:formula="of:=ABS([.J$3]*SIN((([.J261]*[.J$4])+[.J$5])*[.J$7]))" office:value-type="float" office:value="1.84513474169614" calcext:value-type="float">
            <text:p>1.8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52" calcext:value-type="float">
            <text:p>252</text:p>
          </table:table-cell>
          <table:table-cell table:style-name="ce4" table:formula="of:=ABS([.J$3]*SIN((([.J262]*[.J$4])+[.J$5])*[.J$7]))" office:value-type="float" office:value="1.88452184423764" calcext:value-type="float">
            <text:p>1.8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53" calcext:value-type="float">
            <text:p>253</text:p>
          </table:table-cell>
          <table:table-cell table:style-name="ce4" table:formula="of:=ABS([.J$3]*SIN((([.J263]*[.J$4])+[.J$5])*[.J$7]))" office:value-type="float" office:value="1.91828479291413" calcext:value-type="float">
            <text:p>1.9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54" calcext:value-type="float">
            <text:p>254</text:p>
          </table:table-cell>
          <table:table-cell table:style-name="ce4" table:formula="of:=ABS([.J$3]*SIN((([.J264]*[.J$4])+[.J$5])*[.J$7]))" office:value-type="float" office:value="1.94632282581675" calcext:value-type="float">
            <text:p>1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55" calcext:value-type="float">
            <text:p>255</text:p>
          </table:table-cell>
          <table:table-cell table:style-name="ce4" table:formula="of:=ABS([.J$3]*SIN((([.J265]*[.J$4])+[.J$5])*[.J$7]))" office:value-type="float" office:value="1.96855226643542" calcext:value-type="float">
            <text:p>1.97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56" calcext:value-type="float">
            <text:p>256</text:p>
          </table:table-cell>
          <table:table-cell table:style-name="ce4" table:formula="of:=ABS([.J$3]*SIN((([.J266]*[.J$4])+[.J$5])*[.J$7]))" office:value-type="float" office:value="1.9849067733824" calcext:value-type="float">
            <text:p>1.9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57" calcext:value-type="float">
            <text:p>257</text:p>
          </table:table-cell>
          <table:table-cell table:style-name="ce4" table:formula="of:=ABS([.J$3]*SIN((([.J267]*[.J$4])+[.J$5])*[.J$7]))" office:value-type="float" office:value="1.99533753838108" calcext:value-type="float">
            <text:p>2.0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58" calcext:value-type="float">
            <text:p>258</text:p>
          </table:table-cell>
          <table:table-cell table:style-name="ce4" table:formula="of:=ABS([.J$3]*SIN((([.J268]*[.J$4])+[.J$5])*[.J$7]))" office:value-type="float" office:value="1.99981343192904" calcext:value-type="float">
            <text:p>2.0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59" calcext:value-type="float">
            <text:p>259</text:p>
          </table:table-cell>
          <table:table-cell table:style-name="ce4" table:formula="of:=ABS([.J$3]*SIN((([.J269]*[.J$4])+[.J$5])*[.J$7]))" office:value-type="float" office:value="1.99832109620077" calcext:value-type="float">
            <text:p>2.0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60" calcext:value-type="float">
            <text:p>260</text:p>
          </table:table-cell>
          <table:table-cell table:style-name="ce4" table:formula="of:=ABS([.J$3]*SIN((([.J270]*[.J$4])+[.J$5])*[.J$7]))" office:value-type="float" office:value="1.99086498491262" calcext:value-type="float">
            <text:p>1.9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61" calcext:value-type="float">
            <text:p>261</text:p>
          </table:table-cell>
          <table:table-cell table:style-name="ce4" table:formula="of:=ABS([.J$3]*SIN((([.J271]*[.J$4])+[.J$5])*[.J$7]))" office:value-type="float" office:value="1.97746735003117" calcext:value-type="float">
            <text:p>1.9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62" calcext:value-type="float">
            <text:p>262</text:p>
          </table:table-cell>
          <table:table-cell table:style-name="ce4" table:formula="of:=ABS([.J$3]*SIN((([.J272]*[.J$4])+[.J$5])*[.J$7]))" office:value-type="float" office:value="1.95816817536465" calcext:value-type="float">
            <text:p>1.96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63" calcext:value-type="float">
            <text:p>263</text:p>
          </table:table-cell>
          <table:table-cell table:style-name="ce4" table:formula="of:=ABS([.J$3]*SIN((([.J273]*[.J$4])+[.J$5])*[.J$7]))" office:value-type="float" office:value="1.93302505723549" calcext:value-type="float">
            <text:p>1.93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64" calcext:value-type="float">
            <text:p>264</text:p>
          </table:table-cell>
          <table:table-cell table:style-name="ce4" table:formula="of:=ABS([.J$3]*SIN((([.J274]*[.J$4])+[.J$5])*[.J$7]))" office:value-type="float" office:value="1.90211303259031" calcext:value-type="float">
            <text:p>1.9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65" calcext:value-type="float">
            <text:p>265</text:p>
          </table:table-cell>
          <table:table-cell table:style-name="ce4" table:formula="of:=ABS([.J$3]*SIN((([.J275]*[.J$4])+[.J$5])*[.J$7]))" office:value-type="float" office:value="1.86552435506013" calcext:value-type="float">
            <text:p>1.87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66" calcext:value-type="float">
            <text:p>266</text:p>
          </table:table-cell>
          <table:table-cell table:style-name="ce4" table:formula="of:=ABS([.J$3]*SIN((([.J276]*[.J$4])+[.J$5])*[.J$7]))" office:value-type="float" office:value="1.82336821963931" calcext:value-type="float">
            <text:p>1.8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67" calcext:value-type="float">
            <text:p>267</text:p>
          </table:table-cell>
          <table:table-cell table:style-name="ce4" table:formula="of:=ABS([.J$3]*SIN((([.J277]*[.J$4])+[.J$5])*[.J$7]))" office:value-type="float" office:value="1.77577043680475" calcext:value-type="float">
            <text:p>1.7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68" calcext:value-type="float">
            <text:p>268</text:p>
          </table:table-cell>
          <table:table-cell table:style-name="ce4" table:formula="of:=ABS([.J$3]*SIN((([.J278]*[.J$4])+[.J$5])*[.J$7]))" office:value-type="float" office:value="1.722873057048" calcext:value-type="float">
            <text:p>1.7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69" calcext:value-type="float">
            <text:p>269</text:p>
          </table:table-cell>
          <table:table-cell table:style-name="ce4" table:formula="of:=ABS([.J$3]*SIN((([.J279]*[.J$4])+[.J$5])*[.J$7]))" office:value-type="float" office:value="1.66483394694074" calcext:value-type="float">
            <text:p>1.66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70" calcext:value-type="float">
            <text:p>270</text:p>
          </table:table-cell>
          <table:table-cell table:style-name="ce4" table:formula="of:=ABS([.J$3]*SIN((([.J280]*[.J$4])+[.J$5])*[.J$7]))" office:value-type="float" office:value="1.60182631799888" calcext:value-type="float">
            <text:p>1.6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71" calcext:value-type="float">
            <text:p>271</text:p>
          </table:table-cell>
          <table:table-cell table:style-name="ce4" table:formula="of:=ABS([.J$3]*SIN((([.J281]*[.J$4])+[.J$5])*[.J$7]))" office:value-type="float" office:value="1.53403820975137" calcext:value-type="float">
            <text:p>1.53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72" calcext:value-type="float">
            <text:p>272</text:p>
          </table:table-cell>
          <table:table-cell table:style-name="ce4" table:formula="of:=ABS([.J$3]*SIN((([.J282]*[.J$4])+[.J$5])*[.J$7]))" office:value-type="float" office:value="1.46167192855625" calcext:value-type="float">
            <text:p>1.46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73" calcext:value-type="float">
            <text:p>273</text:p>
          </table:table-cell>
          <table:table-cell table:style-name="ce4" table:formula="of:=ABS([.J$3]*SIN((([.J283]*[.J$4])+[.J$5])*[.J$7]))" office:value-type="float" office:value="1.38494344383905" calcext:value-type="float">
            <text:p>1.3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74" calcext:value-type="float">
            <text:p>274</text:p>
          </table:table-cell>
          <table:table-cell table:style-name="ce4" table:formula="of:=ABS([.J$3]*SIN((([.J284]*[.J$4])+[.J$5])*[.J$7]))" office:value-type="float" office:value="1.3040817435551" calcext:value-type="float">
            <text:p>1.3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75" calcext:value-type="float">
            <text:p>275</text:p>
          </table:table-cell>
          <table:table-cell table:style-name="ce4" table:formula="of:=ABS([.J$3]*SIN((([.J285]*[.J$4])+[.J$5])*[.J$7]))" office:value-type="float" office:value="1.21932815079947" calcext:value-type="float">
            <text:p>1.2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76" calcext:value-type="float">
            <text:p>276</text:p>
          </table:table-cell>
          <table:table-cell table:style-name="ce4" table:formula="of:=ABS([.J$3]*SIN((([.J286]*[.J$4])+[.J$5])*[.J$7]))" office:value-type="float" office:value="1.13093560360401" calcext:value-type="float">
            <text:p>1.13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77" calcext:value-type="float">
            <text:p>277</text:p>
          </table:table-cell>
          <table:table-cell table:style-name="ce4" table:formula="of:=ABS([.J$3]*SIN((([.J287]*[.J$4])+[.J$5])*[.J$7]))" office:value-type="float" office:value="1.03916790007086" calcext:value-type="float">
            <text:p>1.04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78" calcext:value-type="float">
            <text:p>278</text:p>
          </table:table-cell>
          <table:table-cell table:style-name="ce4" table:formula="of:=ABS([.J$3]*SIN((([.J288]*[.J$4])+[.J$5])*[.J$7]))" office:value-type="float" office:value="0.944298911095237" calcext:value-type="float">
            <text:p>0.94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79" calcext:value-type="float">
            <text:p>279</text:p>
          </table:table-cell>
          <table:table-cell table:style-name="ce4" table:formula="of:=ABS([.J$3]*SIN((([.J289]*[.J$4])+[.J$5])*[.J$7]))" office:value-type="float" office:value="0.846611763026996" calcext:value-type="float">
            <text:p>0.8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80" calcext:value-type="float">
            <text:p>280</text:p>
          </table:table-cell>
          <table:table-cell table:style-name="ce4" table:formula="of:=ABS([.J$3]*SIN((([.J290]*[.J$4])+[.J$5])*[.J$7]))" office:value-type="float" office:value="0.746397992710379" calcext:value-type="float">
            <text:p>0.7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81" calcext:value-type="float">
            <text:p>281</text:p>
          </table:table-cell>
          <table:table-cell table:style-name="ce4" table:formula="of:=ABS([.J$3]*SIN((([.J291]*[.J$4])+[.J$5])*[.J$7]))" office:value-type="float" office:value="0.643956677423476" calcext:value-type="float">
            <text:p>0.64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82" calcext:value-type="float">
            <text:p>282</text:p>
          </table:table-cell>
          <table:table-cell table:style-name="ce4" table:formula="of:=ABS([.J$3]*SIN((([.J292]*[.J$4])+[.J$5])*[.J$7]))" office:value-type="float" office:value="0.539593542314044" calcext:value-type="float">
            <text:p>0.54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83" calcext:value-type="float">
            <text:p>283</text:p>
          </table:table-cell>
          <table:table-cell table:style-name="ce4" table:formula="of:=ABS([.J$3]*SIN((([.J293]*[.J$4])+[.J$5])*[.J$7]))" office:value-type="float" office:value="0.43362004799556" calcext:value-type="float">
            <text:p>0.43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84" calcext:value-type="float">
            <text:p>284</text:p>
          </table:table-cell>
          <table:table-cell table:style-name="ce4" table:formula="of:=ABS([.J$3]*SIN((([.J294]*[.J$4])+[.J$5])*[.J$7]))" office:value-type="float" office:value="0.326352461026283" calcext:value-type="float">
            <text:p>0.33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85" calcext:value-type="float">
            <text:p>285</text:p>
          </table:table-cell>
          <table:table-cell table:style-name="ce4" table:formula="of:=ABS([.J$3]*SIN((([.J295]*[.J$4])+[.J$5])*[.J$7]))" office:value-type="float" office:value="0.218110910045578" calcext:value-type="float">
            <text:p>0.2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86" calcext:value-type="float">
            <text:p>286</text:p>
          </table:table-cell>
          <table:table-cell table:style-name="ce4" table:formula="of:=ABS([.J$3]*SIN((([.J296]*[.J$4])+[.J$5])*[.J$7]))" office:value-type="float" office:value="0.109218430384218" calcext:value-type="float">
            <text:p>0.11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87" calcext:value-type="float">
            <text:p>287</text:p>
          </table:table-cell>
          <table:table-cell table:style-name="ce4" table:formula="of:=ABS([.J$3]*SIN((([.J297]*[.J$4])+[.J$5])*[.J$7]))" office:value-type="float" office:value="2.32806687965315E-015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88" calcext:value-type="float">
            <text:p>288</text:p>
          </table:table-cell>
          <table:table-cell table:style-name="ce4" table:formula="of:=ABS([.J$3]*SIN((([.J298]*[.J$4])+[.J$5])*[.J$7]))" office:value-type="float" office:value="0.109218430384223" calcext:value-type="float">
            <text:p>0.11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89" calcext:value-type="float">
            <text:p>289</text:p>
          </table:table-cell>
          <table:table-cell table:style-name="ce4" table:formula="of:=ABS([.J$3]*SIN((([.J299]*[.J$4])+[.J$5])*[.J$7]))" office:value-type="float" office:value="0.218110910045582" calcext:value-type="float">
            <text:p>0.2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90" calcext:value-type="float">
            <text:p>290</text:p>
          </table:table-cell>
          <table:table-cell table:style-name="ce4" table:formula="of:=ABS([.J$3]*SIN((([.J300]*[.J$4])+[.J$5])*[.J$7]))" office:value-type="float" office:value="0.326352461026284" calcext:value-type="float">
            <text:p>0.33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91" calcext:value-type="float">
            <text:p>291</text:p>
          </table:table-cell>
          <table:table-cell table:style-name="ce4" table:formula="of:=ABS([.J$3]*SIN((([.J301]*[.J$4])+[.J$5])*[.J$7]))" office:value-type="float" office:value="0.433620047995565" calcext:value-type="float">
            <text:p>0.43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92" calcext:value-type="float">
            <text:p>292</text:p>
          </table:table-cell>
          <table:table-cell table:style-name="ce4" table:formula="of:=ABS([.J$3]*SIN((([.J302]*[.J$4])+[.J$5])*[.J$7]))" office:value-type="float" office:value="0.539593542314049" calcext:value-type="float">
            <text:p>0.54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93" calcext:value-type="float">
            <text:p>293</text:p>
          </table:table-cell>
          <table:table-cell table:style-name="ce4" table:formula="of:=ABS([.J$3]*SIN((([.J303]*[.J$4])+[.J$5])*[.J$7]))" office:value-type="float" office:value="0.643956677423477" calcext:value-type="float">
            <text:p>0.64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94" calcext:value-type="float">
            <text:p>294</text:p>
          </table:table-cell>
          <table:table-cell table:style-name="ce4" table:formula="of:=ABS([.J$3]*SIN((([.J304]*[.J$4])+[.J$5])*[.J$7]))" office:value-type="float" office:value="0.746397992710384" calcext:value-type="float">
            <text:p>0.7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95" calcext:value-type="float">
            <text:p>295</text:p>
          </table:table-cell>
          <table:table-cell table:style-name="ce4" table:formula="of:=ABS([.J$3]*SIN((([.J305]*[.J$4])+[.J$5])*[.J$7]))" office:value-type="float" office:value="0.846611763026997" calcext:value-type="float">
            <text:p>0.8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96" calcext:value-type="float">
            <text:p>296</text:p>
          </table:table-cell>
          <table:table-cell table:style-name="ce4" table:formula="of:=ABS([.J$3]*SIN((([.J306]*[.J$4])+[.J$5])*[.J$7]))" office:value-type="float" office:value="0.944298911095238" calcext:value-type="float">
            <text:p>0.94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97" calcext:value-type="float">
            <text:p>297</text:p>
          </table:table-cell>
          <table:table-cell table:style-name="ce4" table:formula="of:=ABS([.J$3]*SIN((([.J307]*[.J$4])+[.J$5])*[.J$7]))" office:value-type="float" office:value="1.03916790007087" calcext:value-type="float">
            <text:p>1.04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98" calcext:value-type="float">
            <text:p>298</text:p>
          </table:table-cell>
          <table:table-cell table:style-name="ce4" table:formula="of:=ABS([.J$3]*SIN((([.J308]*[.J$4])+[.J$5])*[.J$7]))" office:value-type="float" office:value="1.13093560360401" calcext:value-type="float">
            <text:p>1.13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99" calcext:value-type="float">
            <text:p>299</text:p>
          </table:table-cell>
          <table:table-cell table:style-name="ce4" table:formula="of:=ABS([.J$3]*SIN((([.J309]*[.J$4])+[.J$5])*[.J$7]))" office:value-type="float" office:value="1.21932815079947" calcext:value-type="float">
            <text:p>1.2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300" calcext:value-type="float">
            <text:p>300</text:p>
          </table:table-cell>
          <table:table-cell table:style-name="ce4" table:formula="of:=ABS([.J$3]*SIN((([.J310]*[.J$4])+[.J$5])*[.J$7]))" office:value-type="float" office:value="1.3040817435551" calcext:value-type="float">
            <text:p>1.3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301" calcext:value-type="float">
            <text:p>301</text:p>
          </table:table-cell>
          <table:table-cell table:style-name="ce4" table:formula="of:=ABS([.J$3]*SIN((([.J311]*[.J$4])+[.J$5])*[.J$7]))" office:value-type="float" office:value="1.38494344383905" calcext:value-type="float">
            <text:p>1.3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302" calcext:value-type="float">
            <text:p>302</text:p>
          </table:table-cell>
          <table:table-cell table:style-name="ce4" table:formula="of:=ABS([.J$3]*SIN((([.J312]*[.J$4])+[.J$5])*[.J$7]))" office:value-type="float" office:value="1.46167192855625" calcext:value-type="float">
            <text:p>1.46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303" calcext:value-type="float">
            <text:p>303</text:p>
          </table:table-cell>
          <table:table-cell table:style-name="ce4" table:formula="of:=ABS([.J$3]*SIN((([.J313]*[.J$4])+[.J$5])*[.J$7]))" office:value-type="float" office:value="1.53403820975137" calcext:value-type="float">
            <text:p>1.53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304" calcext:value-type="float">
            <text:p>304</text:p>
          </table:table-cell>
          <table:table-cell table:style-name="ce4" table:formula="of:=ABS([.J$3]*SIN((([.J314]*[.J$4])+[.J$5])*[.J$7]))" office:value-type="float" office:value="1.60182631799889" calcext:value-type="float">
            <text:p>1.6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305" calcext:value-type="float">
            <text:p>305</text:p>
          </table:table-cell>
          <table:table-cell table:style-name="ce4" table:formula="of:=ABS([.J$3]*SIN((([.J315]*[.J$4])+[.J$5])*[.J$7]))" office:value-type="float" office:value="1.66483394694074" calcext:value-type="float">
            <text:p>1.66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306" calcext:value-type="float">
            <text:p>306</text:p>
          </table:table-cell>
          <table:table-cell table:style-name="ce4" table:formula="of:=ABS([.J$3]*SIN((([.J316]*[.J$4])+[.J$5])*[.J$7]))" office:value-type="float" office:value="1.722873057048" calcext:value-type="float">
            <text:p>1.7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307" calcext:value-type="float">
            <text:p>307</text:p>
          </table:table-cell>
          <table:table-cell table:style-name="ce4" table:formula="of:=ABS([.J$3]*SIN((([.J317]*[.J$4])+[.J$5])*[.J$7]))" office:value-type="float" office:value="1.77577043680475" calcext:value-type="float">
            <text:p>1.7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308" calcext:value-type="float">
            <text:p>308</text:p>
          </table:table-cell>
          <table:table-cell table:style-name="ce4" table:formula="of:=ABS([.J$3]*SIN((([.J318]*[.J$4])+[.J$5])*[.J$7]))" office:value-type="float" office:value="1.82336821963931" calcext:value-type="float">
            <text:p>1.8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309" calcext:value-type="float">
            <text:p>309</text:p>
          </table:table-cell>
          <table:table-cell table:style-name="ce4" table:formula="of:=ABS([.J$3]*SIN((([.J319]*[.J$4])+[.J$5])*[.J$7]))" office:value-type="float" office:value="1.86552435506013" calcext:value-type="float">
            <text:p>1.87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310" calcext:value-type="float">
            <text:p>310</text:p>
          </table:table-cell>
          <table:table-cell table:style-name="ce4" table:formula="of:=ABS([.J$3]*SIN((([.J320]*[.J$4])+[.J$5])*[.J$7]))" office:value-type="float" office:value="1.90211303259031" calcext:value-type="float">
            <text:p>1.9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311" calcext:value-type="float">
            <text:p>311</text:p>
          </table:table-cell>
          <table:table-cell table:style-name="ce4" table:formula="of:=ABS([.J$3]*SIN((([.J321]*[.J$4])+[.J$5])*[.J$7]))" office:value-type="float" office:value="1.93302505723549" calcext:value-type="float">
            <text:p>1.93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312" calcext:value-type="float">
            <text:p>312</text:p>
          </table:table-cell>
          <table:table-cell table:style-name="ce4" table:formula="of:=ABS([.J$3]*SIN((([.J322]*[.J$4])+[.J$5])*[.J$7]))" office:value-type="float" office:value="1.95816817536465" calcext:value-type="float">
            <text:p>1.96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313" calcext:value-type="float">
            <text:p>313</text:p>
          </table:table-cell>
          <table:table-cell table:style-name="ce4" table:formula="of:=ABS([.J$3]*SIN((([.J323]*[.J$4])+[.J$5])*[.J$7]))" office:value-type="float" office:value="1.97746735003117" calcext:value-type="float">
            <text:p>1.9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314" calcext:value-type="float">
            <text:p>314</text:p>
          </table:table-cell>
          <table:table-cell table:style-name="ce4" table:formula="of:=ABS([.J$3]*SIN((([.J324]*[.J$4])+[.J$5])*[.J$7]))" office:value-type="float" office:value="1.99086498491262" calcext:value-type="float">
            <text:p>1.9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315" calcext:value-type="float">
            <text:p>315</text:p>
          </table:table-cell>
          <table:table-cell table:style-name="ce4" table:formula="of:=ABS([.J$3]*SIN((([.J325]*[.J$4])+[.J$5])*[.J$7]))" office:value-type="float" office:value="1.99832109620077" calcext:value-type="float">
            <text:p>2.0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316" calcext:value-type="float">
            <text:p>316</text:p>
          </table:table-cell>
          <table:table-cell table:style-name="ce4" table:formula="of:=ABS([.J$3]*SIN((([.J326]*[.J$4])+[.J$5])*[.J$7]))" office:value-type="float" office:value="1.99981343192904" calcext:value-type="float">
            <text:p>2.0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317" calcext:value-type="float">
            <text:p>317</text:p>
          </table:table-cell>
          <table:table-cell table:style-name="ce4" table:formula="of:=ABS([.J$3]*SIN((([.J327]*[.J$4])+[.J$5])*[.J$7]))" office:value-type="float" office:value="1.99533753838108" calcext:value-type="float">
            <text:p>2.0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318" calcext:value-type="float">
            <text:p>318</text:p>
          </table:table-cell>
          <table:table-cell table:style-name="ce4" table:formula="of:=ABS([.J$3]*SIN((([.J328]*[.J$4])+[.J$5])*[.J$7]))" office:value-type="float" office:value="1.9849067733824" calcext:value-type="float">
            <text:p>1.9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319" calcext:value-type="float">
            <text:p>319</text:p>
          </table:table-cell>
          <table:table-cell table:style-name="ce4" table:formula="of:=ABS([.J$3]*SIN((([.J329]*[.J$4])+[.J$5])*[.J$7]))" office:value-type="float" office:value="1.96855226643542" calcext:value-type="float">
            <text:p>1.97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320" calcext:value-type="float">
            <text:p>320</text:p>
          </table:table-cell>
          <table:table-cell table:style-name="ce4" table:formula="of:=ABS([.J$3]*SIN((([.J330]*[.J$4])+[.J$5])*[.J$7]))" office:value-type="float" office:value="1.94632282581675" calcext:value-type="float">
            <text:p>1.95</text:p>
          </table:table-cell>
          <table:table-cell table:number-columns-repeated="1013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meta:initial-creator>user</meta:initial-creator>
    <meta:creation-date>2022-12-04T17:39:02Z</meta:creation-date>
    <dc:date>2023-01-11T10:51:05.744000000</dc:date>
    <meta:editing-cycles>3</meta:editing-cycles>
    <meta:editing-duration>PT1M30S</meta:editing-duration>
    <meta:document-statistic meta:table-count="1" meta:cell-count="975" meta:object-count="0"/>
  </office:meta>
</office:document-meta>
</file>